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Preformatted_20_Text">
      <style:paragraph-properties fo:margin-top="0in" fo:margin-bottom="0.1965in"/>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in" draw:visible-area-width="1.1457in" draw:visible-area-height="0.1457in"/>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uby on Rails Tutorial </text:h>
      <text:section text:style-name="Sect1" text:name="book">
        <text:h text:style-name="Heading_20_1" text:outline-level="1">Learn Rails by Example</text:h>
        <text:h text:style-name="Heading_20_2" text:outline-level="2">Michael Hartl</text:h>
        <text:section text:style-name="Sect1" text:name="main_content">
          <text:p text:style-name="Text_20_body"/>
        </text:section>
        <text:p text:style-name="Text_20_body"><text:bookmark text:name="foreword"/><text:span text:style-name="Strong_20_Emphasis">Foreword</text:span> </text:p>
        <text:p text:style-name="Text_20_body">My former company (CD Baby) was one of the first to loudly switch to Ruby on Rails, and then even more loudly switch back to PHP (Google me to read about the drama). This book by Michael Hartl came so highly recommended that I had to try it, and <text:span text:style-name="Emphasis">Ruby on Rails Tutorial</text:span> is what I used to switch back to Rails again.</text:p>
        <text:p text:style-name="Text_20_body">Though I’ve worked my way through many Rails books, this is the one that finally made me “get” it. Everything is done very much “the Rails way”—a way that felt very unnatural to me before, but now after doing this book finally feels natural. This is also the only Rails book that does test-driven development the entire time, an approach highly recommended by the experts but which has never been so clearly demonstrated before. Finally, by including Git, GitHub, and Heroku in the demo examples, the author really gives you a feel for what it’s like to do a real-world project. The tutorial’s code examples are not in isolation.</text:p>
        <text:p text:style-name="Text_20_body">The linear narrative is such a great format. Personally, I powered through <text:span text:style-name="Emphasis">Rails Tutorial</text:span> in three long days, doing all the examples and challenges at the end of each chapter. Do it from start to finish, without jumping around, and you’ll get the ultimate benefit.</text:p>
        <text:p text:style-name="Text_20_body">Enjoy!</text:p>
        <text:p text:style-name="Text_20_body">Derek Sivers (<text:a xlink:type="simple" xlink:href="http://sivers.org/">sivers.org</text:a>) <text:line-break/><text:span text:style-name="Emphasis">Formerly: Founder,</text:span> <text:a xlink:type="simple" xlink:href="http://www.cdbaby.com/"><text:span text:style-name="Emphasis">CD Baby</text:span></text:a> <text:line-break/><text:span text:style-name="Emphasis">Currently: Founder,</text:span> <text:a xlink:type="simple" xlink:href="http://thoughts.pro/"><text:span text:style-name="Emphasis">Thoughts Ltd.</text:span></text:a> </text:p>
        <text:p text:style-name="Text_20_body"><text:span text:style-name="Strong_20_Emphasis">Acknowledgments</text:span> </text:p>
        <text:p text:style-name="Text_20_body"><text:span text:style-name="Emphasis">Ruby on Rails Tutorial</text:span> owes a lot to my previous Rails book, <text:span text:style-name="Emphasis">RailsSpace</text:span>, and hence to my coauthor <text:a xlink:type="simple" xlink:href="http://aure.com/">Aurelius Prochazka</text:a>. I’d like to thank Aure both for the work he did on that book and for his support of this one. I’d also like to thank Debra Williams Cauley, my editor on both <text:span text:style-name="Emphasis">RailsSpace</text:span> and <text:span text:style-name="Emphasis">Rails Tutorial</text:span>; as long as she keeps taking me to baseball games, I’ll keep writing books for her.</text:p>
        <text:p text:style-name="Text_20_body">I’d like to acknowledge a long list of Rubyists who have taught and inspired me over the years: David Heinemeier Hansson, Yehuda Katz, Carl Lerche, Jeremy Kemper, Xavier Noria, Ryan Bates, Geoffrey Grosenbach, Peter Cooper, Matt Aimonetti, Gregg Pollack, Wayne E. Seguin, Amy Hoy, Dave Chelimsky, Pat Maddox, Tom Preston-Werner, Chris Wanstrath, Chad Fowler, Josh Susser, Obie Fernandez, Ian McFarland, Steven Bristol, Giles Bowkett, Evan Dorn, Long Nguyen, James Lindenbaum, Adam Wiggins, Tikhon Bernstam, Ron Evans, Wyatt Greene, Miles Forrest, the good people at Pivotal Labs, the Heroku gang, the thoughtbot guys, and the GitHub crew. Finally, many, many readers—far too many to list—have contributed a huge number of bug reports and suggestions during the writing of this book, and I gratefully acknowledge their help in making it as good as it can be. </text:p>
        <text:p text:style-name="Text_20_body"><text:bookmark text:name="author"/><text:soft-page-break/><text:span text:style-name="Strong_20_Emphasis">About the author</text:span> </text:p>
        <text:p text:style-name="Text_20_body"><text:a xlink:type="simple" xlink:href="http://michaelhartl.com/">Michael Hartl</text:a> is a programmer, educator, and entrepreneur. Michael was coauthor of <text:span text:style-name="Emphasis">RailsSpace</text:span>, a best-selling Rails tutorial book published in 2007, and was cofounder and lead developer of <text:a xlink:type="simple" xlink:href="http://insoshi.com/">Insoshi</text:a>, a <text:a xlink:type="simple" xlink:href="http://github.com/popular/forked">popular</text:a> social networking platform in Ruby on Rails. Previously, he taught theoretical and computational physics at the <text:a xlink:type="simple" xlink:href="http://www.caltech.edu/">California Institute of Technology</text:a> (Caltech), where he received the Lifetime Achievement Award for Excellence in Teaching. Michael is a graduate of <text:a xlink:type="simple" xlink:href="http://college.harvard.edu/">Harvard College</text:a>, has a <text:a xlink:type="simple" xlink:href="http://resolver.caltech.edu/CaltechETD:etd-05222003-161626">Ph.D. in Physics</text:a> from <text:a xlink:type="simple" xlink:href="http://www.caltech.edu/">Caltech</text:a>, and is an alumnus of the <text:a xlink:type="simple" xlink:href="http://ycombinator.com/">Y Combinator</text:a> program. </text:p>
        <text:p text:style-name="Text_20_body"><text:bookmark text:name="license"/><text:span text:style-name="Strong_20_Emphasis">Copyright and license</text:span> </text:p>
        <text:p text:style-name="Text_20_body"><text:span text:style-name="Emphasis">Ruby on Rails Tutorial: Learn Rails by Example</text:span>. Copyright © 2010 by Michael Hartl. All source code in <text:span text:style-name="Emphasis">Ruby on Rails Tutorial</text:span> is available under the <text:a xlink:type="simple" xlink:href="http://www.opensource.org/licenses/mit-license.php">MIT License</text:a> and the <text:a xlink:type="simple" xlink:href="http://en.wikipedia.org/wiki/Beerware">Beerware License</text:a>.</text:p>
        <text:p text:style-name="Preformatted_20_Text"><text:s text:c="3"/>Copyright (c) 2010 Michael Hartl</text:p>
        <text:p text:style-name="Preformatted_20_Text"/>
        <text:p text:style-name="Preformatted_20_Text"><text:s text:c="3"/>Permission is hereby granted, free of charge, to any person</text:p>
        <text:p text:style-name="Preformatted_20_Text"><text:s text:c="3"/>obtaining a copy of this software and associated documentation</text:p>
        <text:p text:style-name="Preformatted_20_Text"><text:s text:c="3"/>files (the "Software"), to deal in the Software without</text:p>
        <text:p text:style-name="Preformatted_20_Text"><text:s text:c="3"/>restriction, including without limitation the rights to use,</text:p>
        <text:p text:style-name="Preformatted_20_Text"><text:s text:c="3"/>copy, modify, merge, publish, distribute, sublicense, and/or sell</text:p>
        <text:p text:style-name="Preformatted_20_Text"><text:s text:c="3"/>copies of the Software, and to permit persons to whom the</text:p>
        <text:p text:style-name="Preformatted_20_Text"><text:s text:c="3"/>Software is furnished to do so, subject to the following</text:p>
        <text:p text:style-name="Preformatted_20_Text"><text:s text:c="3"/>conditions:</text:p>
        <text:p text:style-name="Preformatted_20_Text"/>
        <text:p text:style-name="Preformatted_20_Text"><text:s text:c="3"/>The above copyright notice and this permission notice shall be</text:p>
        <text:p text:style-name="Preformatted_20_Text"><text:s text:c="3"/>included in all copies or substantial portions of the Software.</text:p>
        <text:p text:style-name="Preformatted_20_Text"/>
        <text:p text:style-name="Preformatted_20_Text"><text:s text:c="3"/>THE SOFTWARE IS PROVIDED "AS IS", WITHOUT WARRANTY OF ANY KIND,</text:p>
        <text:p text:style-name="Preformatted_20_Text"><text:s text:c="3"/>EXPRESS OR IMPLIED, INCLUDING BUT NOT LIMITED TO THE WARRANTIES</text:p>
        <text:p text:style-name="Preformatted_20_Text"><text:s text:c="3"/>OF MERCHANTABILITY, FITNESS FOR A PARTICULAR PURPOSE AND</text:p>
        <text:p text:style-name="Preformatted_20_Text"><text:s text:c="3"/>NONINFRINGEMENT. IN NO EVENT SHALL THE AUTHORS OR COPYRIGHT</text:p>
        <text:p text:style-name="Preformatted_20_Text"><text:s text:c="3"/>HOLDERS BE LIABLE FOR ANY CLAIM, DAMAGES OR OTHER LIABILITY,</text:p>
        <text:p text:style-name="Preformatted_20_Text"><text:s text:c="3"/>WHETHER IN AN ACTION OF CONTRACT, TORT OR OTHERWISE, ARISING</text:p>
        <text:p text:style-name="Preformatted_20_Text"><text:s text:c="3"/>FROM, OUT OF OR IN CONNECTION WITH THE SOFTWARE OR THE USE OR</text:p>
        <text:p text:style-name="P2"><text:s text:c="3"/>OTHER DEALINGS IN THE SOFTWARE.</text:p>
        <text:p text:style-name="Preformatted_20_Text">/*</text:p>
        <text:p text:style-name="Preformatted_20_Text"><text:s/>* ---------------------------------------------------------------------------</text:p>
        <text:p text:style-name="Preformatted_20_Text"><text:s/>* "THE BEERWARE LICENSE" (Revision 42):</text:p>
        <text:p text:style-name="Preformatted_20_Text"><text:s/>* Michael Hartl wrote this code. As long as you retain this notice, you can</text:p>
        <text:p text:style-name="Preformatted_20_Text"><text:s/>* do whatever you want with this stuff. If we meet someday, and you think</text:p>
        <text:p text:style-name="Preformatted_20_Text"><text:s/>* this stuff is worth it, you can buy me a beer in return.</text:p>
        <text:p text:style-name="Preformatted_20_Text"><text:s/>* ---------------------------------------------------------------------------</text:p>
        <text:p text:style-name="P2"><text:s/>*/</text:p>
        <text:section text:style-name="Sect1" text:name="top">
          <text:p text:style-name="Text_20_body"/>
        </text:section>
        <text:h text:style-name="Heading_20_1" text:outline-level="1"><text:bookmark text:name="sec:4"/><text:a xlink:type="simple" xlink:href="http://railstutorial.org/chapters/rails-flavored-ruby?version=2.3#top">Chapter 4 Rails-flavored Ruby</text:a></text:h>
        <text:p text:style-name="Text_20_body">Grounded in examples from <text:a xlink:type="simple" xlink:href="http://railstutorial.org/chapters/static-pages?version=2.3#top">Chapter 3</text:a>, this chapter explores some elements of Ruby important for Rails. Ruby is a big language, but fortunately the subset needed to be productive as a Rails developer is relatively small. Moreover, this subset is <text:span text:style-name="Emphasis">different</text:span> from the usual approaches to learning Ruby, which is why, if your goal is making dynamic web applications, I recommend learning Rails first, picking up bits of Ruby along the way. To be a Rails <text:span text:style-name="Emphasis">expert</text:span>, you need to understand Ruby more deeply, and this <text:soft-page-break/>book gives you a good foundation for developing that expertise. As noted in <text:a xlink:type="simple" xlink:href="http://railstutorial.org/chapters/beginning?version=2.3#sec:comments_for_various_readers">Section 1.1.1</text:a>, after finishing <text:span text:style-name="Emphasis">Rails Tutorial</text:span> I suggest reading a pure Ruby book such as <text:a xlink:type="simple" xlink:href="http://www.amazon.com/gp/product/1430223634?ie=UTF8&amp;tag=httpwwwrailst-20&amp;linkCode=as2&amp;camp=1789&amp;creative=9325&amp;creativeASIN=1430223634"><text:span text:style-name="Emphasis">Beginning Ruby</text:span></text:a>, <text:a xlink:type="simple" xlink:href="http://www.amazon.com/gp/product/1933988657?ie=UTF8&amp;tag=httpwwwrailst-20&amp;linkCode=as2&amp;camp=1789&amp;creative=9325&amp;creativeASIN=1933988657"><text:span text:style-name="Emphasis">The Well-Grounded Rubyist</text:span></text:a>, or <text:a xlink:type="simple" xlink:href="http://www.amazon.com/gp/product/B000P28V8Q?ie=UTF8&amp;tag=httpwwwrailst-20&amp;linkCode=as2&amp;camp=1789&amp;creative=9325&amp;creativeASIN=B000P28V8Q"><text:span text:style-name="Emphasis">The Ruby Way</text:span></text:a>.</text:p>
        <text:p text:style-name="Text_20_body">This chapter covers a lot of material, and it’s OK not to get it all on the first pass. I’ll refer back to it frequently in future chapters.</text:p>
        <text:section text:style-name="Sect1" text:name="sec:motivation">
          <text:p text:style-name="Text_20_body"/>
        </text:section>
        <text:h text:style-name="Heading_20_2" text:outline-level="2"><text:bookmark text:name="sec:4.1"/><text:a xlink:type="simple" xlink:href="http://railstutorial.org/chapters/rails-flavored-ruby?version=2.3#sec:motivation">4.1 Motivation</text:a></text:h>
        <text:p text:style-name="Text_20_body">As we saw in the last chapter, it’s possible to develop the skeleton of a Rails application, and even start testing it, with essentially no knowledge of the underlying Ruby language. We did this by relying on the generated controller and test code and following the examples we saw there. This situation can’t last forever, though, and we’ll open this chapter with a couple of additions to the site that bring us face-to-face with our Ruby limitations.</text:p>
        <text:section text:style-name="Sect1" text:name="sec:title_helper">
          <text:p text:style-name="Text_20_body"/>
        </text:section>
        <text:h text:style-name="Heading_20_3" text:outline-level="3"><text:bookmark text:name="sec:4.1.1"/><text:a xlink:type="simple" xlink:href="http://railstutorial.org/chapters/rails-flavored-ruby?version=2.3#sec:title_helper">4.1.1 A </text:a><text:a xlink:type="simple" xlink:href="http://railstutorial.org/chapters/rails-flavored-ruby?version=2.3#sec:title_helper"><text:span text:style-name="Source_20_Text">title</text:span></text:a><text:a xlink:type="simple" xlink:href="http://railstutorial.org/chapters/rails-flavored-ruby?version=2.3#sec:title_helper"> helper</text:a></text:h>
        <text:p text:style-name="Text_20_body">When we last saw our new application, we had just updated our mostly static pages to use Rails layouts to eliminate duplication in our views (<text:a xlink:type="simple" xlink:href="http://railstutorial.org/chapters/rails-flavored-ruby?version=2.3#code:application_layout_redux">Listing 4.1</text:a>).</text:p>
        <text:section text:style-name="Sect1" text:name="code:application_layout_redux">
          <text:p text:style-name="Text_20_body"/>
        </text:section>
        <text:p text:style-name="Text_20_body">Listing 4.1. The sample application site layout. <text:line-break/><text:span text:style-name="Source_20_Text">app/views/layouts/application.html.erb</text:span> <draw:frame draw:name="clippy" text:anchor-type="as-char" svg:width="1.1457in" svg:height="0.1457in" draw:z-index="0"><draw:plugin xlink:href="http://railstutorial.org/flash/clippy.swf" xlink:type="simple" xlink:show="embed" xlink:actuate="onLoad" draw:mime-type="application/x-shockwave-flash"><draw:param draw:name="quality" draw:value="high"/><draw:param draw:name="pluginspage" draw:value="http://www.macromedia.com/go/getflashplayer"/><draw:param draw:name="flashvars" draw:value="text=%3C!DOCTYPE%20html%20PUBLIC%20%22%2D//W3C//DTD%20XHTML%201.0%20Strict//EN%22%0A%20%20%22http://www.w3.org/TR/xhtml1/DTD/xhtml1%2Dstrict.dtd%22%3E%0A%3Chtml%20lang=%22en%22%20xml:lang=%22en%22%20xmlns=%22http://www.w3.org/1999/xhtml%22%3E%0A%20%20%3Chead%3E%0A%20%20%20%20%3Ctitle%3ERuby%20on%20Rails%20Tutorial%20Sample%20App%20%7C%20%3C%25=%20@title%20%25%3E%3C/title%3E%0A%20%20%3C/head%3E%0A%20%20%3Cbody%3E%0A%20%20%20%20%3C%25=%20yield%20%25%3E%0A%20%20%3C/body%3E%0A%3C/html%3E%0A"/><draw:param draw:name="bgcolor" draw:value="#ffffff"/><draw:param draw:name="allowscriptaccess" draw:value="always"/></draw:plugin></draw:frame> </text:p>
        <text:p text:style-name="Preformatted_20_Text">&lt;!DOCTYPE html PUBLIC "-//W3C//DTD XHTML 1.0 Strict//EN"</text:p>
        <text:p text:style-name="Preformatted_20_Text"><text:s text:c="2"/>"http://www.w3.org/TR/xhtml1/DTD/xhtml1-strict.dtd"&gt;</text:p>
        <text:p text:style-name="Preformatted_20_Text">&lt;html lang="en" xml:lang="en" xmlns="http://www.w3.org/1999/xhtml"&gt;</text:p>
        <text:p text:style-name="Preformatted_20_Text"><text:s text:c="2"/>&lt;head&gt;</text:p>
        <text:p text:style-name="Preformatted_20_Text"><text:s text:c="4"/>&lt;title&gt;Ruby on Rails Tutorial Sample App | &lt;%= @title %&gt;&lt;/title&gt;</text:p>
        <text:p text:style-name="Preformatted_20_Text"><text:s text:c="2"/>&lt;/head&gt;</text:p>
        <text:p text:style-name="Preformatted_20_Text"><text:s text:c="2"/>&lt;body&gt;</text:p>
        <text:p text:style-name="Preformatted_20_Text"><text:s text:c="4"/>&lt;%= yield %&gt;</text:p>
        <text:p text:style-name="Preformatted_20_Text"><text:s text:c="2"/>&lt;/body&gt;</text:p>
        <text:p text:style-name="P2">&lt;/html&gt;</text:p>
        <text:p text:style-name="Text_20_body">This layout works well, but there’s one part that could use a little polish. Recall that the title line</text:p>
        <text:p text:style-name="P2">Ruby on Rails Tutorial Sample App | &lt;%= @title %&gt;</text:p>
        <text:p text:style-name="Text_20_body">relies on the definition of <text:span text:style-name="Source_20_Text">@title</text:span> in the actions, such as</text:p>
        <text:p text:style-name="Preformatted_20_Text">class PagesController &lt; ApplicationController</text:p>
        <text:p text:style-name="Preformatted_20_Text"/>
        <text:p text:style-name="Preformatted_20_Text"><text:s text:c="2"/>def home</text:p>
        <text:p text:style-name="Preformatted_20_Text"><text:s text:c="4"/>@title = "Home"</text:p>
        <text:p text:style-name="Preformatted_20_Text"><text:s text:c="2"/>end</text:p>
        <text:p text:style-name="Preformatted_20_Text"><text:s text:c="2"/>.</text:p>
        <text:p text:style-name="Preformatted_20_Text"><text:s text:c="2"/>.</text:p>
        <text:p text:style-name="P2"><text:s text:c="2"/>.</text:p>
        <text:p text:style-name="Text_20_body">But what if we don’t define an <text:span text:style-name="Source_20_Text">@title</text:span> variable? It’s a good convention to have a <text:span text:style-name="Emphasis">base title</text:span> we use on <text:soft-page-break/>every page, with an optional variable title if we want to be more specific. We’ve <text:span text:style-name="Emphasis">almost</text:span> achieved that with our current layout, with one wrinkle: as you can see if you delete the <text:span text:style-name="Source_20_Text">@title</text:span> assignment in one of the actions, in the absence of an <text:span text:style-name="Source_20_Text">@title</text:span> variable the title appears as follows:</text:p>
        <text:p text:style-name="P2">Ruby on Rails Tutorial Sample App | </text:p>
        <text:p text:style-name="Text_20_body">In other words, there’s a suitable base title, but there’s also a trailing vertical bar character <text:span text:style-name="Source_20_Text">|</text:span> at the end of the title.</text:p>
        <text:p text:style-name="Text_20_body">One common way to handle this case is to define a <text:span text:style-name="Emphasis">helper</text:span>, which is a function designed for use in views. Let’s define a <text:span text:style-name="Source_20_Text">title</text:span> helper that returns a base title, “Ruby on Rails Tutorial Sample App”, if no <text:span text:style-name="Source_20_Text">@title</text:span> variable is defined, and adds a vertical bar followed by the variable title if <text:span text:style-name="Source_20_Text">@title</text:span> is defined (<text:a xlink:type="simple" xlink:href="http://railstutorial.org/chapters/rails-flavored-ruby?version=2.3#code:title_helper">Listing 4.2</text:a>).<text:bookmark text:name="fnref:4.1"/><text:a xlink:type="simple" xlink:href="http://railstutorial.org/chapters/rails-flavored-ruby?version=2.3#fn:4.1">1</text:a></text:p>
        <text:section text:style-name="Sect1" text:name="code:title_helper">
          <text:p text:style-name="Text_20_body"/>
        </text:section>
        <text:p text:style-name="Text_20_body">Listing 4.2. Defining a <text:span text:style-name="Source_20_Text">title</text:span> helper. <text:line-break/><text:span text:style-name="Source_20_Text">app/helpers/application_helper.rb</text:span> <draw:frame draw:name="clippy1" text:anchor-type="as-char" svg:width="1.1457in" svg:height="0.1457in" draw:z-index="1"><draw:plugin xlink:href="http://railstutorial.org/flash/clippy.swf" xlink:type="simple" xlink:show="embed" xlink:actuate="onLoad" draw:mime-type="application/x-shockwave-flash"><draw:param draw:name="quality" draw:value="high"/><draw:param draw:name="pluginspage" draw:value="http://www.macromedia.com/go/getflashplayer"/><draw:param draw:name="flashvars" draw:value="text=module%20ApplicationHelper%0A%0A%20%20%23%20Return%20a%20title%20on%20a%20per%2Dpage%20basis.%0A%20%20def%20title%0A%20%20%20%20base_title%20=%20%22Ruby%20on%20Rails%20Tutorial%20Sample%20App%22%0A%20%20%20%20if%20@title.nil?%0A%20%20%20%20%20%20base_title%0A%20%20%20%20else%0A%20%20%20%20%20%20%22%23%7Bbase_title%7D%20%7C%20%23%7B@title%7D%22%0A%20%20%20%20end%0A%20%20end%0Aend%0A"/><draw:param draw:name="bgcolor" draw:value="#ffffff"/><draw:param draw:name="allowscriptaccess" draw:value="always"/></draw:plugin></draw:frame> </text:p>
        <text:p text:style-name="Preformatted_20_Text">module ApplicationHelper</text:p>
        <text:p text:style-name="Preformatted_20_Text"/>
        <text:p text:style-name="Preformatted_20_Text"><text:s text:c="2"/># Return a title on a per-page basis.</text:p>
        <text:p text:style-name="Preformatted_20_Text"><text:s text:c="2"/>def title</text:p>
        <text:p text:style-name="Preformatted_20_Text"><text:s text:c="4"/>base_title = "Ruby on Rails Tutorial Sample App"</text:p>
        <text:p text:style-name="Preformatted_20_Text"><text:s text:c="4"/>if @title.nil?</text:p>
        <text:p text:style-name="Preformatted_20_Text"><text:s text:c="6"/>base_title</text:p>
        <text:p text:style-name="Preformatted_20_Text"><text:s text:c="4"/>else</text:p>
        <text:p text:style-name="Preformatted_20_Text"><text:s text:c="6"/>"#{base_title} | #{@title}"</text:p>
        <text:p text:style-name="Preformatted_20_Text"><text:s text:c="4"/>end</text:p>
        <text:p text:style-name="Preformatted_20_Text"><text:s text:c="2"/>end</text:p>
        <text:p text:style-name="P2">end</text:p>
        <text:p text:style-name="Text_20_body">This may look fairly simple to the eyes of an experienced Rails developer, but it’s <text:span text:style-name="Emphasis">full</text:span> of new Ruby ideas: modules, comments, local variable assignment, booleans, control flow, string interpolation, and return values. We’ll cover each of these ideas in this chapter.</text:p>
        <text:p text:style-name="Text_20_body">Now that we have a helper, we can use it to simplify our layout by replacing</text:p>
        <text:p text:style-name="P2">&lt;title&gt;Ruby on Rails Tutorial Sample App | &lt;%= @title %&gt;&lt;/title&gt;</text:p>
        <text:p text:style-name="Text_20_body">with</text:p>
        <text:p text:style-name="P2">&lt;title&gt;&lt;%= title %&gt;&lt;/title&gt;</text:p>
        <text:p text:style-name="Text_20_body">as seen in <text:a xlink:type="simple" xlink:href="http://railstutorial.org/chapters/rails-flavored-ruby?version=2.3#code:application_layout_full_title">Listing 4.3</text:a>. Note in particular the switch from the instance variable <text:span text:style-name="Source_20_Text">@title</text:span> to the helper method <text:span text:style-name="Source_20_Text">title</text:span> (without the <text:span text:style-name="Source_20_Text">@</text:span> sign). Using Autotest or <text:span text:style-name="Source_20_Text">spec spec/</text:span>, you should verify that the tests from <text:a xlink:type="simple" xlink:href="http://railstutorial.org/chapters/static-pages?version=2.3#top">Chapter 3</text:a> still pass.</text:p>
        <text:section text:style-name="Sect1" text:name="code:application_layout_full_title">
          <text:p text:style-name="Text_20_body"/>
        </text:section>
        <text:p text:style-name="Text_20_body">Listing 4.3. The sample application site layout. <text:line-break/><text:span text:style-name="Source_20_Text">app/views/layouts/application.html.erb</text:span> <draw:frame draw:name="clippy2" text:anchor-type="as-char" svg:width="1.1457in" svg:height="0.1457in" draw:z-index="2"><draw:plugin xlink:href="http://railstutorial.org/flash/clippy.swf" xlink:type="simple" xlink:show="embed" xlink:actuate="onLoad" draw:mime-type="application/x-shockwave-flash"><draw:param draw:name="quality" draw:value="high"/><draw:param draw:name="pluginspage" draw:value="http://www.macromedia.com/go/getflashplayer"/><draw:param draw:name="flashvars" draw:value="text=%3C!DOCTYPE%20html%20PUBLIC%20%22%2D//W3C//DTD%20XHTML%201.0%20Strict//EN%22%0A%20%20%22http://www.w3.org/TR/xhtml1/DTD/xhtml1%2Dstrict.dtd%22%3E%0A%3Chtml%20lang=%22en%22%20xml:lang=%22en%22%20xmlns=%22http://www.w3.org/1999/xhtml%22%3E%0A%20%20%3Chead%3E%0A%20%20%20%20%3Ctitle%3E%3C%25=%20title%20%25%3E%3C/title%3E%0A%20%20%3C/head%3E%0A%20%20%3Cbody%3E%0A%20%20%20%20%3C%25=%20yield%20%25%3E%0A%20%20%3C/body%3E%0A%3C/html%3E%0A"/><draw:param draw:name="bgcolor" draw:value="#ffffff"/><draw:param draw:name="allowscriptaccess" draw:value="always"/></draw:plugin></draw:frame> </text:p>
        <text:p text:style-name="Preformatted_20_Text">&lt;!DOCTYPE html PUBLIC "-//W3C//DTD XHTML 1.0 Strict//EN"</text:p>
        <text:p text:style-name="Preformatted_20_Text"><text:s text:c="2"/>"http://www.w3.org/TR/xhtml1/DTD/xhtml1-strict.dtd"&gt;</text:p>
        <text:p text:style-name="Preformatted_20_Text">&lt;html lang="en" xml:lang="en" xmlns="http://www.w3.org/1999/xhtml"&gt;</text:p>
        <text:p text:style-name="Preformatted_20_Text"><text:s text:c="2"/>&lt;head&gt;</text:p>
        <text:p text:style-name="Preformatted_20_Text"><text:s text:c="4"/>&lt;title&gt;&lt;%= title %&gt;&lt;/title&gt;</text:p>
        <text:p text:style-name="Preformatted_20_Text"><text:soft-page-break/><text:s text:c="2"/>&lt;/head&gt;</text:p>
        <text:p text:style-name="Preformatted_20_Text"><text:s text:c="2"/>&lt;body&gt;</text:p>
        <text:p text:style-name="Preformatted_20_Text"><text:s text:c="4"/>&lt;%= yield %&gt;</text:p>
        <text:p text:style-name="Preformatted_20_Text"><text:s text:c="2"/>&lt;/body&gt;</text:p>
        <text:p text:style-name="P2">&lt;/html&gt;</text:p>
        <text:section text:style-name="Sect1" text:name="sec:cascading_style_sheets">
          <text:p text:style-name="Text_20_body"/>
        </text:section>
        <text:h text:style-name="Heading_20_3" text:outline-level="3"><text:bookmark text:name="sec:4.1.2"/><text:a xlink:type="simple" xlink:href="http://railstutorial.org/chapters/rails-flavored-ruby?version=2.3#sec:cascading_style_sheets">4.1.2 Cascading Style Sheets</text:a></text:h>
        <text:p text:style-name="Text_20_body">There’s a second addition to our site that seems simple but adds several new Ruby concepts: including style sheets into our site layout. Though this is a book in web development, not web design, we’ll be using cascading style sheets (CSS) to give the sample application some minimal styling, and we’ll use the <text:a xlink:type="simple" xlink:href="http://www.blueprintcss.org/">Blueprint CSS</text:a> framework as a foundation for that styling.</text:p>
        <text:p text:style-name="Text_20_body">To get started, <text:a xlink:type="simple" xlink:href="http://github.com/joshuaclayton/blueprint-css/zipball/master">download the latest Blueprint CSS</text:a>. (For simplicity, I’ll assume you download Blueprint to a <text:span text:style-name="Source_20_Text">Downloads</text:span> directory, but use whichever directory is most convenient.) Using either the command line or a graphical tool, copy the Blueprint CSS directory <text:span text:style-name="Source_20_Text">blueprint</text:span> into the <text:span text:style-name="Source_20_Text">public/stylesheets</text:span> directory, a special directory where Rails keeps stylesheets. On my Mac, the commands looked like this, but your details may differ:</text:p>
        <text:p text:style-name="Preformatted_20_Text">$ cp -r ~/Downloads/joshuaclayton-blueprint-css-016c911/blueprint \</text:p>
        <text:p text:style-name="P2">&gt; public/stylesheets/</text:p>
        <text:p text:style-name="Text_20_body">Here <text:span text:style-name="Source_20_Text">cp</text:span> is the Unix copy command, and the <text:span text:style-name="Source_20_Text">-r</text:span> flag copies recursively (needed for copying directories). (As mentioned briefly in <text:a xlink:type="simple" xlink:href="http://railstutorial.org/chapters/static-pages?version=2.3#sec:installing_autotest">Section 3.2.1.2</text:a>, the tilde <text:span text:style-name="Teletype">~</text:span> means “home directory” in Unix.)</text:p>
        <text:p text:style-name="Text_20_body">Once you have the stylesheets in the proper directory, Rails provides a helper for including them on our pages using Embedded Ruby (<text:a xlink:type="simple" xlink:href="http://railstutorial.org/chapters/rails-flavored-ruby?version=2.3#code:layout_with_stylesheets">Listing 4.4</text:a>).</text:p>
        <text:section text:style-name="Sect1" text:name="code:layout_with_stylesheets">
          <text:p text:style-name="Text_20_body"/>
        </text:section>
        <text:p text:style-name="Text_20_body">Listing 4.4. Adding stylesheets to the sample application layout. <text:line-break/><text:span text:style-name="Source_20_Text">app/views/layouts/application.html.erb</text:span> <draw:frame draw:name="clippy3" text:anchor-type="as-char" svg:width="1.1457in" svg:height="0.1457in" draw:z-index="3"><draw:plugin xlink:href="http://railstutorial.org/flash/clippy.swf" xlink:type="simple" xlink:show="embed" xlink:actuate="onLoad" draw:mime-type="application/x-shockwave-flash"><draw:param draw:name="quality" draw:value="high"/><draw:param draw:name="pluginspage" draw:value="http://www.macromedia.com/go/getflashplayer"/><draw:param draw:name="flashvars" draw:value="text=%3C!DOCTYPE%20html%20PUBLIC%20%22%2D//W3C//DTD%20XHTML%201.0%20Strict//EN%22%0A%20%20%22http://www.w3.org/TR/xhtml1/DTD/xhtml1%2Dstrict.dtd%22%3E%0A%3Chtml%20lang=%22en%22%20xml:lang=%22en%22%20xmlns=%22http://www.w3.org/1999/xhtml%22%3E%0A%20%20%3Chead%3E%0A%20%20%20%20%3Ctitle%3E%3C%25=%20title%20%25%3E%3C/title%3E%0A%20%20%20%20%3C%25=%20stylesheet_link_tag%20'blueprint/screen',%20:media%20=%3E%20'screen'%20%25%3E%0A%20%20%20%20%3C%25=%20stylesheet_link_tag%20'blueprint/print',%20%20:media%20=%3E%20'print'%20%25%3E%0A%20%20%3C/head%3E%0A%20%20%3Cbody%3E%0A%20%20%20%20%3C%25=%20yield%20%25%3E%0A%20%20%3C/body%3E%0A%3C/html%3E%0A"/><draw:param draw:name="bgcolor" draw:value="#ffffff"/><draw:param draw:name="allowscriptaccess" draw:value="always"/></draw:plugin></draw:frame> </text:p>
        <text:p text:style-name="Preformatted_20_Text">&lt;!DOCTYPE html PUBLIC "-//W3C//DTD XHTML 1.0 Strict//EN"</text:p>
        <text:p text:style-name="Preformatted_20_Text"><text:s text:c="2"/>"http://www.w3.org/TR/xhtml1/DTD/xhtml1-strict.dtd"&gt;</text:p>
        <text:p text:style-name="Preformatted_20_Text">&lt;html lang="en" xml:lang="en" xmlns="http://www.w3.org/1999/xhtml"&gt;</text:p>
        <text:p text:style-name="Preformatted_20_Text"><text:s text:c="2"/>&lt;head&gt;</text:p>
        <text:p text:style-name="Preformatted_20_Text"><text:s text:c="4"/>&lt;title&gt;&lt;%= title %&gt;&lt;/title&gt;</text:p>
        <text:p text:style-name="Preformatted_20_Text"><text:s text:c="4"/>&lt;%= stylesheet_link_tag 'blueprint/screen', :media =&gt; 'screen' %&gt;</text:p>
        <text:p text:style-name="Preformatted_20_Text"><text:s text:c="4"/>&lt;%= stylesheet_link_tag 'blueprint/print', <text:s/>:media =&gt; 'print' %&gt;</text:p>
        <text:p text:style-name="Preformatted_20_Text"><text:s text:c="2"/>&lt;/head&gt;</text:p>
        <text:p text:style-name="Preformatted_20_Text"><text:s text:c="2"/>&lt;body&gt;</text:p>
        <text:p text:style-name="Preformatted_20_Text"><text:s text:c="4"/>&lt;%= yield %&gt;</text:p>
        <text:p text:style-name="Preformatted_20_Text"><text:s text:c="2"/>&lt;/body&gt;</text:p>
        <text:p text:style-name="P2">&lt;/html&gt;</text:p>
        <text:p text:style-name="Text_20_body">Let’s focus on the new lines:</text:p>
        <text:p text:style-name="Preformatted_20_Text">&lt;%= stylesheet_link_tag 'blueprint/screen', :media =&gt; 'screen' %&gt;</text:p>
        <text:p text:style-name="P2">&lt;%= stylesheet_link_tag 'blueprint/print', <text:s/>:media =&gt; 'print' %&gt;</text:p>
        <text:p text:style-name="Text_20_body">These use the built-in Rails helper <text:span text:style-name="Source_20_Text">stylesheet_link_tag</text:span>, which you can read more about at the <text:a xlink:type="simple" xlink:href="http://www.railsbrain.com/api/rails-2.3.2/doc/index.html">Rails API</text:a>.<text:bookmark text:name="fnref:4.2"/><text:a xlink:type="simple" xlink:href="http://railstutorial.org/chapters/rails-flavored-ruby?version=2.3#fn:4.2">2</text:a> The first <text:span text:style-name="Source_20_Text">stylesheet_link_tag</text:span> line includes the stylesheet <text:span text:style-name="Source_20_Text">blueprint/screen.css</text:span> for screens (e.g., computer monitors), and the second includes <text:soft-page-break/><text:span text:style-name="Source_20_Text">blueprint/print.css</text:span> for printing. (The helper automatically appends the <text:span text:style-name="Source_20_Text">.css</text:span> extension to the filenames if absent, so I’ve left it off for brevity.) As with the <text:span text:style-name="Source_20_Text">title</text:span> helper, to an experienced Rails developer these lines look simple, but there are at least four new Ruby ideas: built-in Rails methods, method invocation with missing parentheses, symbols, and hashes. In this chapter we’ll cover these new ideas as well. (We’ll see the HTML produced by these stylesheet includes in <text:a xlink:type="simple" xlink:href="http://railstutorial.org/chapters/rails-flavored-ruby?version=2.3#code:css_source">Listing 4.6</text:a> of <text:a xlink:type="simple" xlink:href="http://railstutorial.org/chapters/rails-flavored-ruby?version=2.3#sec:css_revisited">Section 4.3.4</text:a>.)</text:p>
        <text:p text:style-name="Text_20_body">By the way, with the new stylesheets the site doesn’t look much different than before, but it’s a start (<text:a xlink:type="simple" xlink:href="http://railstutorial.org/chapters/rails-flavored-ruby?version=2.3#fig:home_with_stylesheet">Figure 4.1</text:a>). We’ll build on this foundation starting in <text:a xlink:type="simple" xlink:href="http://railstutorial.org/chapters/filling-in-the-layout?version=2.3#top">Chapter 5</text:a>.<text:bookmark text:name="fnref:4.3"/><text:a xlink:type="simple" xlink:href="http://railstutorial.org/chapters/rails-flavored-ruby?version=2.3#fn:4.3">3</text:a></text:p>
        <text:section text:style-name="Sect1" text:name="fig:home_with_stylesheet">
          <text:p text:style-name="Text_20_body"/>
        </text:section>
        <text:p text:style-name="P1"><draw:frame draw:style-name="fr1" draw:name="graphics1" text:anchor-type="as-char" svg:width="0.7862in" svg:height="0.3929in" draw:z-index="4"><draw:image xlink:href="http://railstutorial.org/images/figures/home_with_stylesheet.png" xlink:type="simple" xlink:show="embed" xlink:actuate="onLoad"/><svg:title>home_with_stylesheet</svg:title></draw:frame></text:p>
        <text:p text:style-name="P1">Figure 4.1: The Home page with the new Blueprint stylesheets. <text:a xlink:type="simple" xlink:href="http://www.railstutorial.org/images/figures/home_with_stylesheet-full.png">(full size)</text:a></text:p>
        <text:section text:style-name="Sect1" text:name="sec:strings_and_methods">
          <text:p text:style-name="P1"/>
        </text:section>
        <text:h text:style-name="Heading_20_2" text:outline-level="2"><text:bookmark text:name="sec:4.2"/><text:a xlink:type="simple" xlink:href="http://railstutorial.org/chapters/rails-flavored-ruby?version=2.3#sec:strings_and_methods">4.2 Strings and methods</text:a></text:h>
        <text:p text:style-name="Text_20_body">Our principal tool for learning Ruby will be the <text:span text:style-name="Emphasis">Rails console</text:span>, which is a command-line tool for interacting with Rails applications. The console itself is built on top of interactive Ruby (irb), and thus has access to the full power of Ruby. (As we’ll see in <text:a xlink:type="simple" xlink:href="http://railstutorial.org/chapters/rails-flavored-ruby?version=2.3#sec:a_controller_class">Section 4.4.4</text:a>, the console also has access to the Rails environment.) Start the console at the command line as follows:</text:p>
        <text:p text:style-name="Preformatted_20_Text">$ script/console</text:p>
        <text:p text:style-name="Preformatted_20_Text">Loading development environment (Rails 2.3.8)</text:p>
        <text:p text:style-name="P2">&gt;&gt; </text:p>
        <text:p text:style-name="Text_20_body">By default, the console starts in a <text:span text:style-name="Emphasis">development environment</text:span>, which is one of three separate environments defined by Rails (the others are <text:span text:style-name="Emphasis">test</text:span> and <text:span text:style-name="Emphasis">production</text:span>). This distinction won’t be important in this chapter; we’ll learn more about environments in <text:a xlink:type="simple" xlink:href="http://railstutorial.org/chapters/modeling-and-viewing-users-one?version=2.3#sec:rails_environments">Section 6.3.1</text:a>.</text:p>
        <text:p text:style-name="Text_20_body">The console is a great learning tool, and you should feel free to explore—don’t worry, you (probably) won’t break anything. When using the console, type Ctrl-C if you get stuck, or Ctrl-D to exit the console altogether.</text:p>
        <text:p text:style-name="Text_20_body">Throughout the rest of this chapter, you might find it helpful to consult the <text:a xlink:type="simple" xlink:href="http://www.rubybrain.com/api/ruby-1.8.7/doc/index.html">Ruby API</text:a>.<text:bookmark text:name="fnref:4.4"/><text:a xlink:type="simple" xlink:href="http://railstutorial.org/chapters/rails-flavored-ruby?version=2.3#fn:4.4">4</text:a> It’s packed (perhaps even <text:span text:style-name="Emphasis">too</text:span> packed) with information; for example, to learn more about Ruby strings you can look at the <text:a xlink:type="simple" xlink:href="http://www.rubybrain.com/api/ruby-1.8.6/doc/index.html?a=C00000055&amp;name=String">Ruby API entry for the </text:a><text:a xlink:type="simple" xlink:href="http://www.rubybrain.com/api/ruby-1.8.6/doc/index.html?a=C00000055&amp;name=String"><text:span text:style-name="Source_20_Text">String</text:span></text:a><text:a xlink:type="simple" xlink:href="http://www.rubybrain.com/api/ruby-1.8.6/doc/index.html?a=C00000055&amp;name=String"> class</text:a>.</text:p>
        <text:section text:style-name="Sect1" text:name="sec:comments">
          <text:p text:style-name="Text_20_body"/>
        </text:section>
        <text:h text:style-name="Heading_20_3" text:outline-level="3"><text:bookmark text:name="sec:4.2.1"/><text:a xlink:type="simple" xlink:href="http://railstutorial.org/chapters/rails-flavored-ruby?version=2.3#sec:comments">4.2.1 Comments</text:a></text:h>
        <text:p text:style-name="Text_20_body">Ruby <text:span text:style-name="Emphasis">comments</text:span> start with the pound sign <text:span text:style-name="Source_20_Text">#</text:span> and extend to the end of the line. Ruby (and hence Rails) ignores comments, but they are useful for human readers (including, often, the original author!). In the code</text:p>
        <text:p text:style-name="Preformatted_20_Text"><text:s text:c="2"/># Return a title on a per-page basis.</text:p>
        <text:p text:style-name="Preformatted_20_Text"><text:s text:c="2"/>def title</text:p>
        <text:p text:style-name="Preformatted_20_Text"><text:s text:c="2"/>.</text:p>
        <text:p text:style-name="Preformatted_20_Text"><text:s text:c="2"/>.</text:p>
        <text:p text:style-name="P2"><text:s text:c="2"/>.</text:p>
        <text:p text:style-name="Text_20_body">the first line is a comment indicating the purpose of the subsequent function definition.</text:p>
        <text:p text:style-name="Text_20_body"><text:soft-page-break/>You don’t ordinarily include comments in console sessions, but for instructional purposes I’ll include some comments in what follows, like this:</text:p>
        <text:p text:style-name="Preformatted_20_Text">&gt;&gt; 17 + 42 <text:s text:c="2"/># Integer addition</text:p>
        <text:p text:style-name="P2">=&gt; 59</text:p>
        <text:p text:style-name="Text_20_body">If you follow along in this section typing or copying-and-pasting commands into your own console, you can of course omit the comments if you like; the console will ignore them in any case.</text:p>
        <text:section text:style-name="Sect1" text:name="sec:strings">
          <text:p text:style-name="Text_20_body"/>
        </text:section>
        <text:h text:style-name="Heading_20_3" text:outline-level="3"><text:bookmark text:name="sec:4.2.2"/><text:a xlink:type="simple" xlink:href="http://railstutorial.org/chapters/rails-flavored-ruby?version=2.3#sec:strings">4.2.2 Strings</text:a></text:h>
        <text:p text:style-name="Text_20_body"><text:span text:style-name="Emphasis">Strings</text:span> are probably the most important data structure for web applications, since web pages ultimately consist of strings of characters sent from the server to the browser. Let’s get started exploring strings with the console:</text:p>
        <text:p text:style-name="Preformatted_20_Text">&gt;&gt; "" <text:s text:c="8"/># An empty string</text:p>
        <text:p text:style-name="Preformatted_20_Text">=&gt; ""</text:p>
        <text:p text:style-name="Preformatted_20_Text">&gt;&gt; "foo" <text:s text:c="5"/># A nonempty string</text:p>
        <text:p text:style-name="P2">=&gt; "foo"</text:p>
        <text:p text:style-name="Text_20_body">These are <text:span text:style-name="Emphasis">string literals</text:span> (also, amusingly, called <text:span text:style-name="Emphasis">literal strings</text:span>), created using the double quote character <text:span text:style-name="Source_20_Text">"</text:span>. The console prints the result of evaluating each line, which in the case of a string literal is just the string itself.</text:p>
        <text:p text:style-name="Text_20_body">We can also concatenate strings with the <text:span text:style-name="Source_20_Text">+</text:span> operator:</text:p>
        <text:p text:style-name="Preformatted_20_Text">&gt;&gt; "foo" + "bar" <text:s text:c="3"/># String concatenation</text:p>
        <text:p text:style-name="P2">=&gt; "foobar"</text:p>
        <text:p text:style-name="Text_20_body">Here the result of evaluating <text:span text:style-name="Source_20_Text">"foo"</text:span> plus <text:span text:style-name="Source_20_Text">"bar"</text:span> is the string <text:span text:style-name="Source_20_Text">"foobar"</text:span>.<text:bookmark text:name="fnref:4.5"/><text:a xlink:type="simple" xlink:href="http://railstutorial.org/chapters/rails-flavored-ruby?version=2.3#fn:4.5">5</text:a></text:p>
        <text:p text:style-name="Text_20_body">Another way to build up strings is via <text:span text:style-name="Emphasis">interpolation</text:span> using the special syntax <text:span text:style-name="Source_20_Text">#{}</text:span>:<text:bookmark text:name="fnref:4.6"/><text:a xlink:type="simple" xlink:href="http://railstutorial.org/chapters/rails-flavored-ruby?version=2.3#fn:4.6">6</text:a></text:p>
        <text:p text:style-name="Preformatted_20_Text">&gt;&gt; first_name = "Michael" <text:s text:c="3"/># Variable assignment</text:p>
        <text:p text:style-name="Preformatted_20_Text">=&gt; "Michael"</text:p>
        <text:p text:style-name="Preformatted_20_Text">&gt;&gt; "#{first_name} Hartl" <text:s text:c="4"/># String interpolation</text:p>
        <text:p text:style-name="P2">=&gt; "Michael Hartl"</text:p>
        <text:p text:style-name="Text_20_body">Here we’ve <text:span text:style-name="Emphasis">assigned</text:span> the value <text:span text:style-name="Source_20_Text">"Michael"</text:span> to the variable <text:span text:style-name="Source_20_Text">first_name</text:span> and then interpolated it into the string <text:span text:style-name="Source_20_Text">"#{first_name} Hartl"</text:span>. We could also assign both strings a variable name:</text:p>
        <text:p text:style-name="Preformatted_20_Text">&gt;&gt; first_name = "Michael"</text:p>
        <text:p text:style-name="Preformatted_20_Text">=&gt; "Michael"</text:p>
        <text:p text:style-name="Preformatted_20_Text">&gt;&gt; last_name = "Hartl"</text:p>
        <text:p text:style-name="Preformatted_20_Text">=&gt; "Hartl"</text:p>
        <text:p text:style-name="Preformatted_20_Text">&gt;&gt; first_name + " " + last_name <text:s text:c="3"/># Concatenation, with a space in between</text:p>
        <text:p text:style-name="Preformatted_20_Text">=&gt; "Michael Hartl"</text:p>
        <text:p text:style-name="Preformatted_20_Text">&gt;&gt; "#{first_name} #{last_name}" <text:s text:c="3"/># The equivalent interpolation</text:p>
        <text:p text:style-name="P2">=&gt; "Michael Hartl"</text:p>
        <text:p text:style-name="Text_20_body">Note that the final two expressions are equivalent, but I prefer the interpolated version; having to add the single space <text:span text:style-name="Source_20_Text">" "</text:span> seems a bit awkward.</text:p>
        <text:section text:style-name="Sect1" text:name="sec:printing">
          <text:p text:style-name="Text_20_body"/>
        </text:section>
        <text:h text:style-name="Heading_20_4" text:outline-level="4"><text:bookmark text:name="sec:4.2.2.1"/><text:soft-page-break/><text:a xlink:type="simple" xlink:href="http://railstutorial.org/chapters/rails-flavored-ruby?version=2.3#sec:printing">Printing</text:a></text:h>
        <text:p text:style-name="Text_20_body">To <text:span text:style-name="Emphasis">print</text:span> a string, the most commonly used Ruby function is <text:span text:style-name="Source_20_Text">puts</text:span> (pronounced “put ess”, for “put string”):</text:p>
        <text:p text:style-name="Preformatted_20_Text">&gt;&gt; puts "foo" <text:s text:c="4"/># put string</text:p>
        <text:p text:style-name="Preformatted_20_Text">foo</text:p>
        <text:p text:style-name="P2">=&gt; nil</text:p>
        <text:p text:style-name="Text_20_body">The <text:span text:style-name="Source_20_Text">puts</text:span> method operates as a <text:span text:style-name="Emphasis">side-effect</text:span>: the expression <text:span text:style-name="Source_20_Text">puts "foo"</text:span> prints the string to the screen and then returns <text:a xlink:type="simple" xlink:href="http://www.answers.com/nil">literally nothing</text:a>: <text:span text:style-name="Source_20_Text">nil</text:span> is a special Ruby value for “<text:a xlink:type="simple" xlink:href="http://www.youtube.com/watch?v=AsZ9qFofOwo">nothing at all</text:a>”. (In what follows, I’ll sometimes suppress the <text:span text:style-name="Source_20_Text">=&gt; nil</text:span> part for simplicity.)</text:p>
        <text:p text:style-name="Text_20_body">Using <text:span text:style-name="Source_20_Text">puts</text:span> automatically appends a newline character <text:span text:style-name="Teletype">\n</text:span> to the output; the related <text:span text:style-name="Source_20_Text">print</text:span> method does not:</text:p>
        <text:p text:style-name="Preformatted_20_Text">&gt;&gt; print "foo" <text:s text:c="3"/># print string (same as puts, but without the newline)</text:p>
        <text:p text:style-name="Preformatted_20_Text">foo=&gt; nil</text:p>
        <text:p text:style-name="Preformatted_20_Text">&gt;&gt; print "foo\n" <text:s/># Same as puts "foo"</text:p>
        <text:p text:style-name="Preformatted_20_Text">foo</text:p>
        <text:p text:style-name="P2">=&gt; nil</text:p>
        <text:section text:style-name="Sect1" text:name="sec:single_quoted_strings">
          <text:p text:style-name="Text_20_body"/>
        </text:section>
        <text:h text:style-name="Heading_20_4" text:outline-level="4"><text:bookmark text:name="sec:4.2.2.2"/><text:a xlink:type="simple" xlink:href="http://railstutorial.org/chapters/rails-flavored-ruby?version=2.3#sec:single_quoted_strings">Single-quoted strings</text:a></text:h>
        <text:p text:style-name="Text_20_body">All the examples so far have used <text:span text:style-name="Emphasis">double-quoted strings</text:span>, but Ruby also supports <text:span text:style-name="Emphasis">single-quoted</text:span> strings. For many uses, the two types of strings are effectively identical:</text:p>
        <text:p text:style-name="Preformatted_20_Text">&gt;&gt; 'foo' <text:s text:c="9"/># A single-quoted string</text:p>
        <text:p text:style-name="Preformatted_20_Text">=&gt; "foo"</text:p>
        <text:p text:style-name="Preformatted_20_Text">&gt;&gt; 'foo' + 'bar'</text:p>
        <text:p text:style-name="P2">=&gt; "foobar"</text:p>
        <text:p text:style-name="Text_20_body">There’s an important difference, though; Ruby won’t interpolate into single-quoted strings:</text:p>
        <text:p text:style-name="Preformatted_20_Text">&gt;&gt; '#{foo} bar' <text:s text:c="4"/># Single-quoted strings don't allow interpolation</text:p>
        <text:p text:style-name="P2">=&gt; "\#{foo} bar"</text:p>
        <text:p text:style-name="Text_20_body">Note how the console returns values using double-quoted strings, which requires a backslash to <text:span text:style-name="Emphasis">escape</text:span> characters like <text:span text:style-name="Source_20_Text">#</text:span>.</text:p>
        <text:p text:style-name="Text_20_body">If double-quoted strings can do everything that single-quoted strings can do, and interpolate to boot, what’s the point of single-quoted strings? They are often useful because they are truly literal, and contain exactly the characters you type. For example, the “backslash” character is special on most systems, as in the literal newline <text:span text:style-name="Teletype">\n</text:span>. If you want a variable to contain a literal backslash, single quotes make it easier:</text:p>
        <text:p text:style-name="Preformatted_20_Text">&gt;&gt; '\n' <text:s text:c="6"/># A literal 'backslash n' combination</text:p>
        <text:p text:style-name="P2">=&gt; "\\n"</text:p>
        <text:p text:style-name="Text_20_body">As with the <text:span text:style-name="Source_20_Text">#</text:span> character in our previous example, Ruby needs to escape the backslash with an additional backslash; inside double-quoted strings, a literal backslash is represented with <text:span text:style-name="Emphasis">two</text:span> backslashes.</text:p>
        <text:p text:style-name="Text_20_body">For a small example like this, there’s not much savings, but if there are lots of things to escape it can be a real help:</text:p>
        <text:p text:style-name="Preformatted_20_Text"><text:soft-page-break/>&gt;&gt; 'Newlines (\n) and tabs (\t) both use the backslash character \.'</text:p>
        <text:p text:style-name="P2">=&gt; "Newlines (\\n) and tabs (\\t) both use the backslash character \\."</text:p>
        <text:section text:style-name="Sect1" text:name="sec:objects_and_message_passing">
          <text:p text:style-name="Text_20_body"/>
        </text:section>
        <text:h text:style-name="Heading_20_3" text:outline-level="3"><text:bookmark text:name="sec:4.2.3"/><text:a xlink:type="simple" xlink:href="http://railstutorial.org/chapters/rails-flavored-ruby?version=2.3#sec:objects_and_message_passing">4.2.3 Objects and message passing</text:a></text:h>
        <text:p text:style-name="Text_20_body">Everything in Ruby, including strings and even <text:span text:style-name="Source_20_Text">nil</text:span>, is an <text:span text:style-name="Emphasis">object</text:span>. We’ll see the technical meaning of this in <text:a xlink:type="simple" xlink:href="http://railstutorial.org/chapters/rails-flavored-ruby?version=2.3#sec:a_class_of_our_own">Section 4.4.2</text:a>, but I don’t think anyone ever understood objects by reading the definition in a book; you have to build up your intuition for objects by seeing lots of examples.</text:p>
        <text:p text:style-name="Text_20_body">It’s easier to describe what objects <text:span text:style-name="Emphasis">do</text:span>, which is respond to messages. An object like a string, for example, can respond to the message <text:span text:style-name="Source_20_Text">length</text:span>, which returns the number of characters in the string:</text:p>
        <text:p text:style-name="Preformatted_20_Text">&gt;&gt; "foobar".length <text:s text:c="7"/># Passing the "length" message to a string</text:p>
        <text:p text:style-name="P2">=&gt; 6</text:p>
        <text:p text:style-name="Text_20_body">Typically, the messages that get passed to objects are <text:span text:style-name="Emphasis">methods</text:span>, which are functions defined on those objects.<text:bookmark text:name="fnref:4.7"/><text:a xlink:type="simple" xlink:href="http://railstutorial.org/chapters/rails-flavored-ruby?version=2.3#fn:4.7">7</text:a> Strings also respond to the <text:span text:style-name="Source_20_Text">empty?</text:span> method:</text:p>
        <text:p text:style-name="Preformatted_20_Text">&gt;&gt; "foobar".empty?</text:p>
        <text:p text:style-name="Preformatted_20_Text">=&gt; false</text:p>
        <text:p text:style-name="Preformatted_20_Text">&gt;&gt; "".empty?</text:p>
        <text:p text:style-name="P2">=&gt; true</text:p>
        <text:p text:style-name="Text_20_body">Note the question mark at the end of the <text:span text:style-name="Source_20_Text">empty?</text:span> method. This is a Ruby convention indicating that the return value is <text:span text:style-name="Emphasis">boolean</text:span>: <text:span text:style-name="Source_20_Text">true</text:span> or <text:span text:style-name="Source_20_Text">false</text:span>. Booleans are especially useful for <text:span text:style-name="Emphasis">control flow</text:span>:</text:p>
        <text:p text:style-name="Preformatted_20_Text">&gt;&gt; s = "foobar"</text:p>
        <text:p text:style-name="Preformatted_20_Text">&gt;&gt; if s.empty?</text:p>
        <text:p text:style-name="Preformatted_20_Text">&gt;&gt; <text:s text:c="2"/>"The string is empty"</text:p>
        <text:p text:style-name="Preformatted_20_Text">&gt;&gt; else</text:p>
        <text:p text:style-name="Preformatted_20_Text">&gt;&gt; <text:s text:c="2"/>"The string is nonempty"</text:p>
        <text:p text:style-name="Preformatted_20_Text">&gt;&gt; end</text:p>
        <text:p text:style-name="P2">=&gt; "The string is nonempty"</text:p>
        <text:p text:style-name="Text_20_body">Booleans can also be combined using the <text:span text:style-name="Source_20_Text">&amp;&amp;</text:span> (“and”), <text:span text:style-name="Source_20_Text">||</text:span> (“or”), and <text:span text:style-name="Source_20_Text">!</text:span> (“not”) operators:</text:p>
        <text:p text:style-name="Preformatted_20_Text">&gt;&gt; x = "foo"</text:p>
        <text:p text:style-name="Preformatted_20_Text">=&gt; "foo"</text:p>
        <text:p text:style-name="Preformatted_20_Text">&gt;&gt; y = ""</text:p>
        <text:p text:style-name="Preformatted_20_Text">=&gt; ""</text:p>
        <text:p text:style-name="Preformatted_20_Text">&gt;&gt; puts "Both strings are empty" if x.empty? &amp;&amp; y.empty?</text:p>
        <text:p text:style-name="Preformatted_20_Text">=&gt; nil</text:p>
        <text:p text:style-name="Preformatted_20_Text">&gt;&gt; puts "One of the strings is empty" if x.empty? || y.empty?</text:p>
        <text:p text:style-name="Preformatted_20_Text">"One of the strings is empty"</text:p>
        <text:p text:style-name="Preformatted_20_Text">=&gt; nil</text:p>
        <text:p text:style-name="Preformatted_20_Text">&gt;&gt; puts "x is not empty" if !x.empty?</text:p>
        <text:p text:style-name="P2">=&gt; "x is not empty"</text:p>
        <text:p text:style-name="Text_20_body">Since everything in Ruby is an object, it follows that <text:span text:style-name="Source_20_Text">nil</text:span> is an object, so it too can respond to methods. One example is the <text:span text:style-name="Source_20_Text">to_s</text:span> method that can convert virtually any object to a string:</text:p>
        <text:p text:style-name="Preformatted_20_Text">&gt;&gt; nil.to_s</text:p>
        <text:p text:style-name="P2">""</text:p>
        <text:p text:style-name="Text_20_body"><text:soft-page-break/>This certainly appears to be an empty string, as we can verify by <text:span text:style-name="Emphasis">chaining</text:span> the messages we pass to <text:span text:style-name="Source_20_Text">nil</text:span>:</text:p>
        <text:p text:style-name="Preformatted_20_Text">&gt;&gt; nil.empty?</text:p>
        <text:p text:style-name="Preformatted_20_Text">NoMethodError: You have a nil object when you didn't expect it!</text:p>
        <text:p text:style-name="Preformatted_20_Text">You might have expected an instance of Array.</text:p>
        <text:p text:style-name="Preformatted_20_Text">The error occurred while evaluating nil.empty?</text:p>
        <text:p text:style-name="Preformatted_20_Text">&gt;&gt; nil.to_s.empty? <text:s text:c="5"/># Message chaining</text:p>
        <text:p text:style-name="P2">true</text:p>
        <text:p text:style-name="Text_20_body">We see here that the <text:span text:style-name="Source_20_Text">nil</text:span> object doesn’t itself respond to the <text:span text:style-name="Source_20_Text">empty?</text:span> method, but <text:span text:style-name="Source_20_Text">nil.to_s</text:span> does.</text:p>
        <text:p text:style-name="Text_20_body">There’s a special method for testing for <text:span text:style-name="Source_20_Text">nil</text:span>-ness, which you might be able to guess:</text:p>
        <text:p text:style-name="Preformatted_20_Text">&gt;&gt; "foo".nil?</text:p>
        <text:p text:style-name="Preformatted_20_Text">=&gt; false</text:p>
        <text:p text:style-name="Preformatted_20_Text">&gt;&gt; "".nil?</text:p>
        <text:p text:style-name="Preformatted_20_Text">=&gt; false</text:p>
        <text:p text:style-name="Preformatted_20_Text">&gt;&gt; nil.nil?</text:p>
        <text:p text:style-name="P2">=&gt; true</text:p>
        <text:p text:style-name="Text_20_body">If you look back at <text:a xlink:type="simple" xlink:href="http://railstutorial.org/chapters/rails-flavored-ruby?version=2.3#code:title_helper">Listing 4.2</text:a>, you’ll see that the <text:span text:style-name="Source_20_Text">title</text:span> helper tests to see if <text:span text:style-name="Source_20_Text">@title</text:span> is <text:span text:style-name="Source_20_Text">nil</text:span> using the <text:span text:style-name="Source_20_Text">nil?</text:span> method. This is a hint that there’s something special about instance variables (variables with an <text:span text:style-name="Source_20_Text">@</text:span> sign), which can best be understood by contrasting them with ordinary variables. For example, suppose we enter <text:span text:style-name="Source_20_Text">title</text:span> and <text:span text:style-name="Source_20_Text">@title</text:span> variables at the console without defining them first:</text:p>
        <text:p text:style-name="Preformatted_20_Text">&gt;&gt; title <text:s text:c="7"/># Oops! We haven't defined a title variable.</text:p>
        <text:p text:style-name="Preformatted_20_Text">NameError: undefined local variable or method `title' </text:p>
        <text:p text:style-name="Preformatted_20_Text">&gt;&gt; @title <text:s text:c="6"/># An instance variable in the console</text:p>
        <text:p text:style-name="Preformatted_20_Text">=&gt; nil</text:p>
        <text:p text:style-name="Preformatted_20_Text">&gt;&gt; puts "There is no such instance variable." if @title.nil?</text:p>
        <text:p text:style-name="Preformatted_20_Text">There is no such instance variable.</text:p>
        <text:p text:style-name="Preformatted_20_Text">=&gt; nil</text:p>
        <text:p text:style-name="Preformatted_20_Text">&gt;&gt; "#{@title}" <text:s/># Interpolating @title when it's nil</text:p>
        <text:p text:style-name="P2">=&gt; ""</text:p>
        <text:p text:style-name="Text_20_body">You can see from this example that Ruby complains if we try to evaluate an undefined local variable, but issues no such complaint for an instance variable; instead, instance variables are <text:span text:style-name="Source_20_Text">nil</text:span> if not defined. This also explains why the code</text:p>
        <text:p text:style-name="P2">Ruby on Rails Tutorial Sample App | &lt;%= @title %&gt;</text:p>
        <text:p text:style-name="Text_20_body">becomes</text:p>
        <text:p text:style-name="P2">Ruby on Rails Tutorial Sample App | </text:p>
        <text:p text:style-name="Text_20_body">when <text:span text:style-name="Source_20_Text">@title</text:span> is <text:span text:style-name="Source_20_Text">nil</text:span>: Embedded Ruby inserts the string corresponding to the given variable, and the string corresponding to <text:span text:style-name="Source_20_Text">nil</text:span> is <text:span text:style-name="Source_20_Text">""</text:span>.</text:p>
        <text:p text:style-name="Text_20_body">The last example also shows an alternate use of the <text:span text:style-name="Source_20_Text">if</text:span> keyword: Ruby allows you to write a statement that is evaluated only if the statement following <text:span text:style-name="Source_20_Text">if</text:span> is true. There’s a complementary <text:span text:style-name="Source_20_Text">unless</text:span> keyword that works the same way:</text:p>
        <text:p text:style-name="Preformatted_20_Text">&gt;&gt; string = "foobar"</text:p>
        <text:p text:style-name="Preformatted_20_Text">&gt;&gt; puts "The string '#{string}' is nonempty." unless string.empty?</text:p>
        <text:p text:style-name="Preformatted_20_Text">The string 'foobar' is nonempty.</text:p>
        <text:p text:style-name="P2">=&gt; nil</text:p>
        <text:p text:style-name="Text_20_body"><text:soft-page-break/>It’s worth noting that the <text:span text:style-name="Source_20_Text">nil</text:span> object is special, in that it is the <text:span text:style-name="Emphasis">only</text:span> Ruby object that is false in a boolean context, apart from <text:span text:style-name="Source_20_Text">false</text:span> itself:</text:p>
        <text:p text:style-name="Preformatted_20_Text">&gt;&gt; if nil</text:p>
        <text:p text:style-name="Preformatted_20_Text">&gt;&gt; <text:s text:c="2"/>true</text:p>
        <text:p text:style-name="Preformatted_20_Text">&gt;&gt; else</text:p>
        <text:p text:style-name="Preformatted_20_Text">&gt;&gt; <text:s text:c="2"/>false <text:s text:c="7"/># nil is false</text:p>
        <text:p text:style-name="Preformatted_20_Text">&gt;&gt; end</text:p>
        <text:p text:style-name="P2">=&gt; false</text:p>
        <text:p text:style-name="Text_20_body">In particular, all other Ruby objects are <text:span text:style-name="Emphasis">true</text:span>, even 0:</text:p>
        <text:p text:style-name="Preformatted_20_Text">&gt;&gt; if 0</text:p>
        <text:p text:style-name="Preformatted_20_Text">&gt;&gt; <text:s text:c="2"/>true <text:s text:c="7"/># 0 (and everything other than nil and false itself) is true</text:p>
        <text:p text:style-name="Preformatted_20_Text">&gt;&gt; else</text:p>
        <text:p text:style-name="Preformatted_20_Text">&gt;&gt; <text:s text:c="2"/>false</text:p>
        <text:p text:style-name="Preformatted_20_Text">&gt;&gt; end</text:p>
        <text:p text:style-name="P2">=&gt; true</text:p>
        <text:section text:style-name="Sect1" text:name="sec:method_definitions">
          <text:p text:style-name="Text_20_body"/>
        </text:section>
        <text:h text:style-name="Heading_20_3" text:outline-level="3"><text:bookmark text:name="sec:4.2.4"/><text:a xlink:type="simple" xlink:href="http://railstutorial.org/chapters/rails-flavored-ruby?version=2.3#sec:method_definitions">4.2.4 Method definitions</text:a></text:h>
        <text:p text:style-name="Text_20_body">The console allows us to define methods the same way we did with the <text:span text:style-name="Source_20_Text">home</text:span> action from <text:a xlink:type="simple" xlink:href="http://railstutorial.org/chapters/static-pages?version=2.3#code:pages_controller">Listing 3.3</text:a> or the <text:span text:style-name="Source_20_Text">title</text:span> helper from <text:a xlink:type="simple" xlink:href="http://railstutorial.org/chapters/rails-flavored-ruby?version=2.3#code:title_helper">Listing 4.2</text:a>. (Defining methods in the console is a bit cumbersome, and ordinarily you would use a file, but it’s convenient for demonstration purposes.) For example, let’s define a function <text:span text:style-name="Source_20_Text">string_message</text:span> that takes a single <text:span text:style-name="Emphasis">argument</text:span> and returns a message based on whether the argument is empty or not:</text:p>
        <text:p text:style-name="Preformatted_20_Text">&gt;&gt; def string_message(string)</text:p>
        <text:p text:style-name="Preformatted_20_Text">&gt;&gt; <text:s text:c="2"/>if string.empty?</text:p>
        <text:p text:style-name="Preformatted_20_Text">&gt;&gt; <text:s text:c="4"/>"It's an empty string!"</text:p>
        <text:p text:style-name="Preformatted_20_Text">&gt;&gt; <text:s text:c="2"/>else</text:p>
        <text:p text:style-name="Preformatted_20_Text">&gt;&gt; <text:s text:c="4"/>"The string is nonempty."</text:p>
        <text:p text:style-name="Preformatted_20_Text">&gt;&gt; <text:s text:c="2"/>end</text:p>
        <text:p text:style-name="Preformatted_20_Text">&gt;&gt; end</text:p>
        <text:p text:style-name="Preformatted_20_Text">=&gt; nil</text:p>
        <text:p text:style-name="Preformatted_20_Text">&gt;&gt; puts string_message("")</text:p>
        <text:p text:style-name="Preformatted_20_Text">It's an empty string!</text:p>
        <text:p text:style-name="Preformatted_20_Text">&gt;&gt; puts string_message("foobar")</text:p>
        <text:p text:style-name="P2">The string is nonempty.</text:p>
        <text:p text:style-name="Text_20_body">Note that Ruby functions have an <text:span text:style-name="Emphasis">implicit return</text:span>, meaning they return the last statement evaluated—in this case, one of the two message strings, depending on whether the method’s argument <text:span text:style-name="Source_20_Text">string</text:span> is empty or not. Ruby also has an explicit return option; the following function is equivalent to the one above:</text:p>
        <text:p text:style-name="Preformatted_20_Text">&gt;&gt; def string_message(string)</text:p>
        <text:p text:style-name="Preformatted_20_Text">&gt;&gt; <text:s text:c="2"/>return "It's an empty string!" if string.empty?</text:p>
        <text:p text:style-name="Preformatted_20_Text">&gt;&gt; <text:s text:c="2"/>return "The string is nonempty."</text:p>
        <text:p text:style-name="P2">&gt;&gt; end</text:p>
        <text:p text:style-name="Text_20_body">The alert reader might notice at this point that the second <text:span text:style-name="Source_20_Text">return</text:span> here is actually unnecessary—being the last expression in the function, the string <text:span text:style-name="Source_20_Text">"The string is nonempty."</text:span> will be returned regardless of the <text:span text:style-name="Source_20_Text">return</text:span> keyword, but using <text:span text:style-name="Source_20_Text">return</text:span> in both places has a pleasing symmetry to it.</text:p>
        <text:section text:style-name="Sect1" text:name="sec:back_to_the_title_helper">
          <text:p text:style-name="Text_20_body"><text:soft-page-break/></text:p>
        </text:section>
        <text:h text:style-name="Heading_20_3" text:outline-level="3"><text:bookmark text:name="sec:4.2.5"/><text:a xlink:type="simple" xlink:href="http://railstutorial.org/chapters/rails-flavored-ruby?version=2.3#sec:back_to_the_title_helper">4.2.5 Back to the </text:a><text:a xlink:type="simple" xlink:href="http://railstutorial.org/chapters/rails-flavored-ruby?version=2.3#sec:back_to_the_title_helper"><text:span text:style-name="Source_20_Text">title</text:span></text:a><text:a xlink:type="simple" xlink:href="http://railstutorial.org/chapters/rails-flavored-ruby?version=2.3#sec:back_to_the_title_helper"> helper</text:a></text:h>
        <text:p text:style-name="Text_20_body">We are now in a position to understand the <text:span text:style-name="Source_20_Text">title</text:span> helper from <text:a xlink:type="simple" xlink:href="http://railstutorial.org/chapters/rails-flavored-ruby?version=2.3#code:title_helper">Listing 4.2</text:a>:<text:bookmark text:name="fnref:4.8"/><text:a xlink:type="simple" xlink:href="http://railstutorial.org/chapters/rails-flavored-ruby?version=2.3#fn:4.8">8</text:a></text:p>
        <text:p text:style-name="Preformatted_20_Text">module ApplicationHelper</text:p>
        <text:p text:style-name="Preformatted_20_Text"><text:s text:c="2"/># Return a title on a per-page basis. <text:s text:c="14"/># Documentation comment</text:p>
        <text:p text:style-name="Preformatted_20_Text"><text:s text:c="2"/>def title <text:s text:c="42"/># Method definition</text:p>
        <text:p text:style-name="Preformatted_20_Text"><text:s text:c="4"/>base_title = "Ruby on Rails Tutorial Sample App" <text:s/># Variable assignment</text:p>
        <text:p text:style-name="Preformatted_20_Text"><text:s text:c="4"/>if @title.nil? <text:s text:c="35"/># Boolean test for nil</text:p>
        <text:p text:style-name="Preformatted_20_Text"><text:s text:c="6"/>base_title <text:s text:c="37"/># Implicit return</text:p>
        <text:p text:style-name="Preformatted_20_Text"><text:s text:c="4"/>else</text:p>
        <text:p text:style-name="Preformatted_20_Text"><text:s text:c="6"/>"#{base_title} | #{@title}" <text:s text:c="20"/># String interpolation</text:p>
        <text:p text:style-name="Preformatted_20_Text"><text:s text:c="4"/>end</text:p>
        <text:p text:style-name="Preformatted_20_Text"><text:s text:c="2"/>end</text:p>
        <text:p text:style-name="P2">end</text:p>
        <text:p text:style-name="Text_20_body">These elements—function definition, variable assignment, boolean tests, control flow, and string interpolation—come together to make a compact helper method for use in our site layout. The final element is <text:span text:style-name="Source_20_Text">module ApplicationHelper</text:span>: code in Ruby modules can be <text:span text:style-name="Emphasis">mixed in</text:span> to Ruby classes. When writing ordinary Ruby, you often write modules and include them explicitly yourself, but in this case Rails handles the inclusion automatically for us. The result is that the <text:span text:style-name="Source_20_Text">title</text:span> method is <text:a xlink:type="simple" xlink:href="http://catb.org/jargon/html/A/automagically.html">automagically</text:a> available in all our views.</text:p>
        <text:section text:style-name="Sect1" text:name="sec:other_data_structures">
          <text:p text:style-name="Text_20_body"/>
        </text:section>
        <text:h text:style-name="Heading_20_2" text:outline-level="2"><text:bookmark text:name="sec:4.3"/><text:a xlink:type="simple" xlink:href="http://railstutorial.org/chapters/rails-flavored-ruby?version=2.3#sec:other_data_structures">4.3 Other data structures</text:a></text:h>
        <text:p text:style-name="Text_20_body">Though web apps are ultimately about strings, actually <text:span text:style-name="Emphasis">making</text:span> those strings requires using other data structures as well. In this section we’ll learn about some Ruby data structures important for writing Rails applications.</text:p>
        <text:section text:style-name="Sect1" text:name="sec:arrays_and_ranges">
          <text:p text:style-name="Text_20_body"/>
        </text:section>
        <text:h text:style-name="Heading_20_3" text:outline-level="3"><text:bookmark text:name="sec:4.3.1"/><text:a xlink:type="simple" xlink:href="http://railstutorial.org/chapters/rails-flavored-ruby?version=2.3#sec:arrays_and_ranges">4.3.1 Arrays and ranges</text:a></text:h>
        <text:p text:style-name="Text_20_body">An array is just a list of elements in a particular order. We haven’t discussed arrays yet in <text:span text:style-name="Emphasis">Rails Tutorial</text:span>, but understanding them gives a good foundation for understanding hashes (<text:a xlink:type="simple" xlink:href="http://railstutorial.org/chapters/rails-flavored-ruby?version=2.3#sec:hashes_and_symbols">Section 4.3.3</text:a>) and for aspects of Rails data modeling (such as the <text:span text:style-name="Source_20_Text">has_many</text:span> association seen in <text:a xlink:type="simple" xlink:href="http://railstutorial.org/chapters/a-demo-app?version=2.3#sec:demo_user_has_many_microposts">Section 2.3.3</text:a> and covered more in <text:a xlink:type="simple" xlink:href="http://railstutorial.org/chapters/user-microposts?version=2.3#sec:user_micropost_associations">Section 11.1.2</text:a>).</text:p>
        <text:p text:style-name="Text_20_body">So far we’ve spent a lot of time understanding strings, and there’s a natural way to get from strings to arrays using the <text:span text:style-name="Source_20_Text">split</text:span> method:</text:p>
        <text:p text:style-name="Preformatted_20_Text">&gt;&gt; <text:s/>"foo bar <text:s text:c="4"/>baz".split <text:s text:c="4"/># Split a string into a three-element array</text:p>
        <text:p text:style-name="P2">=&gt; ["foo", "bar", "baz"]</text:p>
        <text:p text:style-name="Text_20_body">The result of this operation is an array of three strings. By default, <text:span text:style-name="Source_20_Text">split</text:span> divides a string into an array by splitting on whitespace, but you can split on nearly anything else:</text:p>
        <text:p text:style-name="Preformatted_20_Text">&gt;&gt; "fooxbarxbazx".split('x')</text:p>
        <text:p text:style-name="P2">=&gt; ["foo", "bar", "baz"]</text:p>
        <text:p text:style-name="Text_20_body"><text:soft-page-break/>As is conventional in most computer languages, Ruby arrays are <text:span text:style-name="Emphasis">zero-offset</text:span>, which means that the first element in the array has index 0, the second has index 1, and so on:</text:p>
        <text:p text:style-name="Preformatted_20_Text">&gt;&gt; a = [42, 8, 17]</text:p>
        <text:p text:style-name="Preformatted_20_Text">=&gt; [42, 8, 17]</text:p>
        <text:p text:style-name="Preformatted_20_Text">&gt;&gt; a[0] <text:s text:c="14"/># Ruby uses square brackets for array access.</text:p>
        <text:p text:style-name="Preformatted_20_Text">=&gt; 42</text:p>
        <text:p text:style-name="Preformatted_20_Text">&gt;&gt; a[1]</text:p>
        <text:p text:style-name="Preformatted_20_Text">=&gt; 8</text:p>
        <text:p text:style-name="Preformatted_20_Text">&gt;&gt; a[2]</text:p>
        <text:p text:style-name="Preformatted_20_Text">=&gt; 17</text:p>
        <text:p text:style-name="Preformatted_20_Text">&gt;&gt; a[-1] <text:s text:c="13"/># Indices can even be negative!</text:p>
        <text:p text:style-name="P2">=&gt; 17</text:p>
        <text:p text:style-name="Text_20_body">We see here that Ruby uses square brackets to access array elements. In addition to this bracket notation, Ruby offers synonyms for some commonly accessed elements:<text:bookmark text:name="fnref:4.9"/><text:a xlink:type="simple" xlink:href="http://railstutorial.org/chapters/rails-flavored-ruby?version=2.3#fn:4.9">9</text:a></text:p>
        <text:p text:style-name="Preformatted_20_Text">&gt;&gt; a <text:s text:c="17"/># Just a reminder of what 'a' is</text:p>
        <text:p text:style-name="Preformatted_20_Text">=&gt; [42, 8, 17]</text:p>
        <text:p text:style-name="Preformatted_20_Text">&gt;&gt; a.first</text:p>
        <text:p text:style-name="Preformatted_20_Text">=&gt; 42</text:p>
        <text:p text:style-name="Preformatted_20_Text">&gt;&gt; a.second</text:p>
        <text:p text:style-name="Preformatted_20_Text">=&gt; 8</text:p>
        <text:p text:style-name="Preformatted_20_Text">&gt;&gt; a.last</text:p>
        <text:p text:style-name="Preformatted_20_Text">=&gt; 17</text:p>
        <text:p text:style-name="Preformatted_20_Text">&gt;&gt; a.last == a[-1] <text:s text:c="3"/># Comparison using ==</text:p>
        <text:p text:style-name="P2">=&gt; true</text:p>
        <text:p text:style-name="Text_20_body">This last line introduces the equality comparison operator <text:span text:style-name="Source_20_Text">==</text:span>, which Ruby shares with many other languages, along with the associated <text:span text:style-name="Source_20_Text">!=</text:span> (“not equal”), etc.:</text:p>
        <text:p text:style-name="Preformatted_20_Text">&gt;&gt; x = a.length <text:s text:c="6"/># Like strings, arrays respond to the 'length' method.</text:p>
        <text:p text:style-name="Preformatted_20_Text">=&gt; 3</text:p>
        <text:p text:style-name="Preformatted_20_Text">&gt;&gt; x == 3</text:p>
        <text:p text:style-name="Preformatted_20_Text">=&gt; true</text:p>
        <text:p text:style-name="Preformatted_20_Text">&gt;&gt; x == 1</text:p>
        <text:p text:style-name="Preformatted_20_Text">=&gt; false</text:p>
        <text:p text:style-name="Preformatted_20_Text">&gt;&gt; x != 1</text:p>
        <text:p text:style-name="Preformatted_20_Text">=&gt; true</text:p>
        <text:p text:style-name="Preformatted_20_Text">&gt;&gt; x &gt;= 1</text:p>
        <text:p text:style-name="Preformatted_20_Text">=&gt; true</text:p>
        <text:p text:style-name="Preformatted_20_Text">&gt;&gt; x &lt; 1</text:p>
        <text:p text:style-name="P2">=&gt; false</text:p>
        <text:p text:style-name="Text_20_body">In addition to <text:span text:style-name="Source_20_Text">length</text:span> (seen in the first line above), arrays respond to a wealth of other methods:</text:p>
        <text:p text:style-name="Preformatted_20_Text">&gt;&gt; a.sort</text:p>
        <text:p text:style-name="Preformatted_20_Text">=&gt; [8, 17, 42]</text:p>
        <text:p text:style-name="Preformatted_20_Text">&gt;&gt; a.reverse</text:p>
        <text:p text:style-name="Preformatted_20_Text">=&gt; [17, 8, 42]</text:p>
        <text:p text:style-name="Preformatted_20_Text">&gt;&gt; a.shuffle</text:p>
        <text:p text:style-name="P2">=&gt; [17, 42, 8]</text:p>
        <text:p text:style-name="Text_20_body">By the way, the <text:span text:style-name="Source_20_Text">shuffle</text:span> method is available only on Ruby 1.8.7 or later; if you’re using 1.8.6, you can use</text:p>
        <text:p text:style-name="P2">&gt;&gt; a.sort_by { rand }</text:p>
        <text:p text:style-name="Text_20_body"><text:soft-page-break/>instead.</text:p>
        <text:p text:style-name="Text_20_body">You can also add to arrays with the “push” operator, <text:span text:style-name="Source_20_Text">&lt;&lt;</text:span>:</text:p>
        <text:p text:style-name="Preformatted_20_Text">&gt;&gt; a &lt;&lt; 7 <text:s text:c="20"/># Pushing 7 onto an array</text:p>
        <text:p text:style-name="Preformatted_20_Text">[42, 8, 17, 7]</text:p>
        <text:p text:style-name="Preformatted_20_Text">&gt;&gt; a &lt;&lt; "foo" &lt;&lt; "bar" <text:s text:c="7"/># Chaining array pushes</text:p>
        <text:p text:style-name="P2">[42, 8, 17, 7, "foo", "bar"]</text:p>
        <text:p text:style-name="Text_20_body">This last example shows that you can chain pushes together, and also that, unlike arrays in many other languages, Ruby arrays can contain a mixture of different types (in this case, integers and strings).</text:p>
        <text:p text:style-name="Text_20_body">Before we saw <text:span text:style-name="Source_20_Text">split</text:span> convert a string to an array. We can also go the other way with the <text:span text:style-name="Source_20_Text">join</text:span> method:</text:p>
        <text:p text:style-name="Preformatted_20_Text">&gt;&gt; a</text:p>
        <text:p text:style-name="Preformatted_20_Text">[42, 8, 17, 7, "foo", "bar"]</text:p>
        <text:p text:style-name="Preformatted_20_Text">&gt;&gt; a.join <text:s text:c="22"/># Join on nothing</text:p>
        <text:p text:style-name="Preformatted_20_Text">=&gt; "428177foobar"</text:p>
        <text:p text:style-name="Preformatted_20_Text">&gt;&gt; a.join(', ') <text:s text:c="16"/># Join on comma-space</text:p>
        <text:p text:style-name="P2">=&gt; "42, 8, 17, 7, foo, bar"</text:p>
        <text:p text:style-name="Text_20_body">Closely related to arrays are <text:span text:style-name="Emphasis">ranges</text:span>, which can probably most easily be understood by converting them to arrays using the <text:span text:style-name="Source_20_Text">to_a</text:span> method:</text:p>
        <text:p text:style-name="Preformatted_20_Text">&gt;&gt; 0..9</text:p>
        <text:p text:style-name="Preformatted_20_Text">=&gt; 0..9</text:p>
        <text:p text:style-name="Preformatted_20_Text">&gt;&gt; 0..9.to_a <text:s text:c="13"/># Oops, call to_a on 9</text:p>
        <text:p text:style-name="Preformatted_20_Text">ArgumentError: bad value for range</text:p>
        <text:p text:style-name="Preformatted_20_Text">&gt;&gt; (0..9).to_a <text:s text:c="11"/># Use parentheses to call to_a on the range</text:p>
        <text:p text:style-name="P2">=&gt; [0, 1, 2, 3, 4, 5, 6, 7, 8, 9]</text:p>
        <text:p text:style-name="Text_20_body">Though <text:span text:style-name="Source_20_Text">0..9</text:span> is a valid range, the second expression above shows that we need to add parentheses to call a method on it.</text:p>
        <text:p text:style-name="Text_20_body">Ranges are useful for pulling out array elements:</text:p>
        <text:p text:style-name="Preformatted_20_Text">&gt;&gt; a = %w[foo bar baz quux] <text:s text:c="8"/># Use %w to make a string array</text:p>
        <text:p text:style-name="Preformatted_20_Text">["foo", "bar", "baz", "quux"]</text:p>
        <text:p text:style-name="Preformatted_20_Text">&gt;&gt; a[0..2]</text:p>
        <text:p text:style-name="P2">=&gt; ["foo", "bar", "baz"]</text:p>
        <text:p text:style-name="Text_20_body">Ranges also work with characters:</text:p>
        <text:p text:style-name="Preformatted_20_Text">&gt;&gt; ('a'..'e').to_a</text:p>
        <text:p text:style-name="P2">=&gt; ["a", "b", "c", "d", "e"]</text:p>
        <text:section text:style-name="Sect1" text:name="sec:blocks">
          <text:p text:style-name="Text_20_body"/>
        </text:section>
        <text:h text:style-name="Heading_20_3" text:outline-level="3"><text:bookmark text:name="sec:4.3.2"/><text:a xlink:type="simple" xlink:href="http://railstutorial.org/chapters/rails-flavored-ruby?version=2.3#sec:blocks">4.3.2 Blocks</text:a></text:h>
        <text:p text:style-name="Text_20_body">Both arrays and ranges respond to a host of methods that accept <text:span text:style-name="Emphasis">blocks</text:span>, which are simultaneously one of Ruby’s most powerful and most confusing features:</text:p>
        <text:p text:style-name="Preformatted_20_Text">&gt;&gt; (1..5).each { |i| puts 2 * i }</text:p>
        <text:p text:style-name="Preformatted_20_Text">2</text:p>
        <text:p text:style-name="Preformatted_20_Text">4</text:p>
        <text:p text:style-name="Preformatted_20_Text">6</text:p>
        <text:p text:style-name="Preformatted_20_Text"><text:soft-page-break/>8</text:p>
        <text:p text:style-name="Preformatted_20_Text">10</text:p>
        <text:p text:style-name="P2">=&gt; 1..5</text:p>
        <text:p text:style-name="Text_20_body">This code calls the <text:span text:style-name="Source_20_Text">each</text:span> method on the range <text:span text:style-name="Source_20_Text">(1..5)</text:span> and passes it the block <text:span text:style-name="Source_20_Text">{ |i| puts 2 * i }</text:span>. The vertical bars around the variable name in <text:span text:style-name="Source_20_Text">|i|</text:span> are Ruby syntax for a block variable, and it’s up to the method to know what to do with the block; in this case, the range’s <text:span text:style-name="Source_20_Text">each</text:span> method can handle a block with a single local variable, which we’ve called <text:span text:style-name="Source_20_Text">i</text:span>, and it just executes the block for each value in the range.</text:p>
        <text:p text:style-name="Text_20_body">Curly braces are one way to indicate a block, but there is a second way as well:</text:p>
        <text:p text:style-name="Preformatted_20_Text">&gt;&gt; (1..5).each do |i|</text:p>
        <text:p text:style-name="Preformatted_20_Text">?&gt; <text:s text:c="2"/>puts 2 * i</text:p>
        <text:p text:style-name="Preformatted_20_Text">&gt;&gt; end</text:p>
        <text:p text:style-name="Preformatted_20_Text">2</text:p>
        <text:p text:style-name="Preformatted_20_Text">4</text:p>
        <text:p text:style-name="Preformatted_20_Text">6</text:p>
        <text:p text:style-name="Preformatted_20_Text">8</text:p>
        <text:p text:style-name="Preformatted_20_Text">10</text:p>
        <text:p text:style-name="P2">=&gt; 1..5</text:p>
        <text:p text:style-name="Text_20_body">Blocks can be more than one line, and often are. In <text:span text:style-name="Emphasis">Rails Tutorial</text:span> we’ll follow the common convention of using curly braces only for short one-line blocks and the <text:span text:style-name="Source_20_Text">do..end</text:span> syntax for longer one-liners and for multi-line blocks:</text:p>
        <text:p text:style-name="Preformatted_20_Text">&gt;&gt; (1..5).each do |number|</text:p>
        <text:p text:style-name="Preformatted_20_Text">?&gt; <text:s text:c="2"/>puts 2 * number</text:p>
        <text:p text:style-name="Preformatted_20_Text">&gt;&gt; <text:s text:c="2"/>puts '--'</text:p>
        <text:p text:style-name="Preformatted_20_Text">&gt;&gt; end</text:p>
        <text:p text:style-name="Preformatted_20_Text">2</text:p>
        <text:p text:style-name="Preformatted_20_Text">--</text:p>
        <text:p text:style-name="Preformatted_20_Text">4</text:p>
        <text:p text:style-name="Preformatted_20_Text">--</text:p>
        <text:p text:style-name="Preformatted_20_Text">6</text:p>
        <text:p text:style-name="Preformatted_20_Text">--</text:p>
        <text:p text:style-name="Preformatted_20_Text">8</text:p>
        <text:p text:style-name="Preformatted_20_Text">--</text:p>
        <text:p text:style-name="Preformatted_20_Text">10</text:p>
        <text:p text:style-name="Preformatted_20_Text">--</text:p>
        <text:p text:style-name="P2">=&gt; 1..5</text:p>
        <text:p text:style-name="Text_20_body">Here I’ve used <text:span text:style-name="Source_20_Text">number</text:span> in place of <text:span text:style-name="Source_20_Text">i</text:span> just to emphasize that any variable name will do.</text:p>
        <text:p text:style-name="Text_20_body">Unless you already have a substantial programming background, there is no shortcut to understanding blocks; you just have to see them a lot, and eventually you’ll get used to them.<text:bookmark text:name="fnref:4.10"/><text:a xlink:type="simple" xlink:href="http://railstutorial.org/chapters/rails-flavored-ruby?version=2.3#fn:4.10">10</text:a> Luckily, humans are quite good at making generalizations from concrete examples; here are a few more, including a couple using the <text:span text:style-name="Source_20_Text">map</text:span> method:</text:p>
        <text:p text:style-name="Preformatted_20_Text">&gt;&gt; 3.times { puts "Betelgeuse!" } <text:s text:c="2"/># 3.times takes a block with no variables.</text:p>
        <text:p text:style-name="Preformatted_20_Text">"Betelgeuse!"</text:p>
        <text:p text:style-name="Preformatted_20_Text">"Betelgeuse!"</text:p>
        <text:p text:style-name="Preformatted_20_Text">"Betelgeuse!"</text:p>
        <text:p text:style-name="Preformatted_20_Text">=&gt; 3</text:p>
        <text:p text:style-name="Preformatted_20_Text">&gt;&gt; (1..5).map { |i| i**2 } <text:s text:c="9"/># The ** notation is for 'power'.</text:p>
        <text:p text:style-name="Preformatted_20_Text">=&gt; [1, 4, 9, 16, 25]</text:p>
        <text:p text:style-name="Preformatted_20_Text">&gt;&gt; %w[a b c] <text:s text:c="23"/># Recall that %w makes string arrays.</text:p>
        <text:p text:style-name="Preformatted_20_Text"><text:soft-page-break/>=&gt; ["a", "b", "c"]</text:p>
        <text:p text:style-name="Preformatted_20_Text">&gt;&gt; %w[a b c].map { |char| char.upcase }</text:p>
        <text:p text:style-name="P2">=&gt; ["A", "B", "C"]</text:p>
        <text:p text:style-name="Text_20_body">As you can see, the <text:span text:style-name="Source_20_Text">map</text:span> method returns the result of applying the given block to each element in the array or range.</text:p>
        <text:p text:style-name="Text_20_body">By the way, we’re now in a position to understand the line of Ruby I threw into <text:a xlink:type="simple" xlink:href="http://railstutorial.org/chapters/beginning?version=2.3#sec:heroku_commands">Section 1.4.4</text:a> to generate random subdomains:<text:bookmark text:name="fnref:4.11"/><text:a xlink:type="simple" xlink:href="http://railstutorial.org/chapters/rails-flavored-ruby?version=2.3#fn:4.11">11</text:a></text:p>
        <text:p text:style-name="P2">('a'..'z').to_a.shuffle[0..7].join</text:p>
        <text:p text:style-name="Text_20_body">Let’s build it up step-by-step:</text:p>
        <text:p text:style-name="Preformatted_20_Text">&gt;&gt; ('a'..'z').to_a <text:s text:c="20"/># An alphabet array</text:p>
        <text:p text:style-name="Preformatted_20_Text">=&gt; ["a", "b", "c", "d", "e", "f", "g", "h", "i", "j", "k", "l", "m", "n", "o",</text:p>
        <text:p text:style-name="Preformatted_20_Text">"p", "q", "r", "s", "t", "u", "v", "w", "x", "y", "z"]</text:p>
        <text:p text:style-name="Preformatted_20_Text">&gt;&gt; ('a'..'z').to_a.shuffle <text:s text:c="12"/># Shuffle it!</text:p>
        <text:p text:style-name="Preformatted_20_Text">=&gt; ["c", "g", "l", "k", "h", "z", "s", "i", "n", "d", "y", "u", "t", "j", "q",</text:p>
        <text:p text:style-name="Preformatted_20_Text">"b", "r", "o", "f", "e", "w", "v", "m", "a", "x", "p"]</text:p>
        <text:p text:style-name="Preformatted_20_Text">&gt;&gt; ('a'..'z').to_a.shuffle[0..7] <text:s text:c="6"/># Pull out the first eight elements.</text:p>
        <text:p text:style-name="Preformatted_20_Text">=&gt; ["f", "w", "i", "a", "h", "p", "c", "x"]</text:p>
        <text:p text:style-name="Preformatted_20_Text">&gt;&gt; ('a'..'z').to_a.shuffle[0..7].join <text:s/># Join them together to make one string.</text:p>
        <text:p text:style-name="P2">=&gt; "mznpybuj"</text:p>
        <text:section text:style-name="Sect1" text:name="sec:hashes_and_symbols">
          <text:p text:style-name="Text_20_body"/>
        </text:section>
        <text:h text:style-name="Heading_20_3" text:outline-level="3"><text:bookmark text:name="sec:4.3.3"/><text:a xlink:type="simple" xlink:href="http://railstutorial.org/chapters/rails-flavored-ruby?version=2.3#sec:hashes_and_symbols">4.3.3 Hashes and symbols</text:a></text:h>
        <text:p text:style-name="Text_20_body">Hashes are essentially a generalization of arrays: you can think of hashes as basically like arrays, but not limited to integer indices. (In fact, some languages, especially Perl, call hashes <text:span text:style-name="Emphasis">associative arrays</text:span> for this reason.) Instead, hash indices, or <text:span text:style-name="Emphasis">keys</text:span>, can be almost any object. For example, we can use strings as keys:</text:p>
        <text:p text:style-name="Preformatted_20_Text">&gt;&gt; user = {} <text:s text:c="25"/># {} is an empty hash</text:p>
        <text:p text:style-name="Preformatted_20_Text">=&gt; {}</text:p>
        <text:p text:style-name="Preformatted_20_Text">&gt;&gt; user["first_name"] = "Michael" <text:s text:c="4"/># Key "first_name", value "Michael"</text:p>
        <text:p text:style-name="Preformatted_20_Text">=&gt; "Michael"</text:p>
        <text:p text:style-name="Preformatted_20_Text">&gt;&gt; user["last_name"] = "Hartl" <text:s text:c="7"/># Key "last_name", value "Hartl"</text:p>
        <text:p text:style-name="Preformatted_20_Text">=&gt; "Hartl"</text:p>
        <text:p text:style-name="Preformatted_20_Text">&gt;&gt; user["first_name"] <text:s text:c="16"/># Element access is like arrays</text:p>
        <text:p text:style-name="Preformatted_20_Text">=&gt; "Michael"</text:p>
        <text:p text:style-name="Preformatted_20_Text">&gt;&gt; user <text:s text:c="30"/># A literal representation of the hash</text:p>
        <text:p text:style-name="P2">=&gt; {"last_name"=&gt;"Hartl", "first_name"=&gt;"Michael"}</text:p>
        <text:p text:style-name="Text_20_body">Hashes are indicated with curly braces containing key-value pairs; a pair of braces with no key-value pairs—i.e., <text:span text:style-name="Source_20_Text">{}</text:span>—is an empty hash. It’s important to note that the curly braces for hashes have nothing to do with the curly braces for blocks. (Yes, this can be confusing.) Though hashes resemble arrays, one important difference is that hashes don’t generally guarantee keeping their elements in a particular order.<text:bookmark text:name="fnref:4.12"/><text:a xlink:type="simple" xlink:href="http://railstutorial.org/chapters/rails-flavored-ruby?version=2.3#fn:4.12">12</text:a> If order matters, use an array.</text:p>
        <text:p text:style-name="Text_20_body">Instead of defining hashes one item at a time using square brackets, it’s easy to use their literal representation:</text:p>
        <text:p text:style-name="Preformatted_20_Text">&gt;&gt; user = { "first_name" =&gt; "Michael", "last_name" =&gt; "Hartl" }</text:p>
        <text:p text:style-name="P2">=&gt; {"last_name"=&gt;"Hartl", "first_name"=&gt;"Michael"}</text:p>
        <text:p text:style-name="Text_20_body"><text:soft-page-break/>Here I’ve used the usual Ruby convention of putting an extra space at the two ends of the hash—a convention ignored by the console output. (Don’t ask me why the spaces are conventional; probably some early influential Ruby programmer liked the look of the extra spaces, and the convention stuck.)</text:p>
        <text:p text:style-name="Text_20_body">So far we’ve used strings as hash keys, but in Rails it is much more common to use <text:span text:style-name="Emphasis">symbols</text:span> instead. Symbols look kind of like strings, but prefixed with a colon instead of surrounded by quotes. For example, <text:span text:style-name="Source_20_Text">:name</text:span> is a symbol. You can think of symbols as basically strings without all the extra baggage:<text:bookmark text:name="fnref:4.13"/><text:a xlink:type="simple" xlink:href="http://railstutorial.org/chapters/rails-flavored-ruby?version=2.3#fn:4.13">13</text:a></text:p>
        <text:p text:style-name="Preformatted_20_Text">&gt;&gt; "name".length</text:p>
        <text:p text:style-name="Preformatted_20_Text">=&gt; 4</text:p>
        <text:p text:style-name="Preformatted_20_Text">&gt;&gt; :name.length</text:p>
        <text:p text:style-name="Preformatted_20_Text">NoMethodError: undefined method `length' for :name:Symbol</text:p>
        <text:p text:style-name="Preformatted_20_Text">&gt;&gt; "foobar".reverse</text:p>
        <text:p text:style-name="Preformatted_20_Text">=&gt; "raboof"</text:p>
        <text:p text:style-name="Preformatted_20_Text">&gt;&gt; :foobar.reverse</text:p>
        <text:p text:style-name="P2">NoMethodError: undefined method `reverse' for :foobar:Symbol</text:p>
        <text:p text:style-name="Text_20_body">Symbols are a special Ruby data type shared with very few other languages, so they may seem weird at first, but Rails uses them a lot, so you’ll get used to them fast.</text:p>
        <text:p text:style-name="Text_20_body">In terms of symbols as hash keys, we can define a <text:span text:style-name="Source_20_Text">user</text:span> hash as follows:</text:p>
        <text:p text:style-name="Preformatted_20_Text">&gt;&gt; user = { :name =&gt; "Michael Hartl", :email =&gt; "michael@example.com" }</text:p>
        <text:p text:style-name="Preformatted_20_Text">=&gt; {:name=&gt;"Michael Hartl", :email=&gt;"michael@example.com"}</text:p>
        <text:p text:style-name="Preformatted_20_Text">&gt;&gt; user[:name] <text:s text:c="13"/># Access the value corresponding to :name.</text:p>
        <text:p text:style-name="Preformatted_20_Text">=&gt; "Michael Hartl"</text:p>
        <text:p text:style-name="Preformatted_20_Text">&gt;&gt; user[:password] <text:s text:c="9"/># Access the value of an undefined key.</text:p>
        <text:p text:style-name="P2">=&gt; nil</text:p>
        <text:p text:style-name="Text_20_body">We see here from the last example that the hash value for an undefined key is simply <text:span text:style-name="Source_20_Text">nil</text:span>.</text:p>
        <text:p text:style-name="Text_20_body">Hash values can be virtually anything, even other hashes, as seen in <text:a xlink:type="simple" xlink:href="http://railstutorial.org/chapters/rails-flavored-ruby?version=2.3#code:nested_hashes">Listing 4.5</text:a>.</text:p>
        <text:section text:style-name="Sect1" text:name="code:nested_hashes">
          <text:p text:style-name="Text_20_body"/>
        </text:section>
        <text:p text:style-name="Text_20_body">Listing 4.5. Nested hashes. </text:p>
        <text:p text:style-name="Preformatted_20_Text">&gt;&gt; params = {} <text:s text:c="7"/># Define a hash called 'params' (short for 'parameters').</text:p>
        <text:p text:style-name="Preformatted_20_Text">=&gt; {}</text:p>
        <text:p text:style-name="Preformatted_20_Text">&gt;&gt; params[:user] = { :name =&gt; "Michael Hartl", :email =&gt; "mhartl@example.com" }</text:p>
        <text:p text:style-name="Preformatted_20_Text">=&gt; {:name=&gt;"Michael Hartl", :email=&gt;"mhartl@example.com"}</text:p>
        <text:p text:style-name="Preformatted_20_Text">&gt;&gt; params</text:p>
        <text:p text:style-name="Preformatted_20_Text">=&gt; {:user=&gt;{:name=&gt;"Michael Hartl", :email=&gt;"mhartl@example.com"}}</text:p>
        <text:p text:style-name="Preformatted_20_Text">&gt;&gt; <text:s/>params[:user][:email]</text:p>
        <text:p text:style-name="P2">=&gt; "mhartl@example.com"</text:p>
        <text:p text:style-name="Text_20_body">These sorts of hashes-of-hashes, or <text:span text:style-name="Emphasis">nested hashes</text:span>, are heavily used by Rails, as we’ll see starting in <text:a xlink:type="simple" xlink:href="http://railstutorial.org/chapters/sign-up?version=2.3#sec:signup_failure">Section 8.2</text:a>.</text:p>
        <text:p text:style-name="Text_20_body">As with arrays and ranges, hashes respond to the <text:span text:style-name="Source_20_Text">each</text:span> method. For example, consider a hash named <text:span text:style-name="Source_20_Text">flash</text:span> with keys for two conditions, <text:span text:style-name="Source_20_Text">:success</text:span> and <text:span text:style-name="Source_20_Text">:error</text:span>:</text:p>
        <text:p text:style-name="Preformatted_20_Text">&gt;&gt; flash = { :success =&gt; "It worked!", :error =&gt; "It failed. :-(" }</text:p>
        <text:p text:style-name="Preformatted_20_Text">=&gt; {:success=&gt;"It worked!", :error=&gt;"It failed. :-("}</text:p>
        <text:p text:style-name="Preformatted_20_Text">&gt;&gt; flash.each do |key, value|</text:p>
        <text:p text:style-name="Preformatted_20_Text">?&gt; <text:s text:c="2"/>puts "Key #{key.inspect} has value #{value.inspect}"</text:p>
        <text:p text:style-name="Preformatted_20_Text">&gt;&gt; end</text:p>
        <text:p text:style-name="Preformatted_20_Text">Key :success has value "It worked!"</text:p>
        <text:p text:style-name="P2"><text:soft-page-break/>Key :error has value "It failed. :-("</text:p>
        <text:p text:style-name="Text_20_body">Note that, while the <text:span text:style-name="Source_20_Text">each</text:span> method for arrays takes a block with only one variable, <text:span text:style-name="Source_20_Text">each</text:span> for hashes takes two, a <text:span text:style-name="Emphasis">key</text:span> and a <text:span text:style-name="Emphasis">value</text:span>. Thus, the <text:span text:style-name="Source_20_Text">each</text:span> method for a hash iterates through the hash one key-value <text:span text:style-name="Emphasis">pair</text:span> at a time.</text:p>
        <text:p text:style-name="Text_20_body">The last example uses the useful <text:span text:style-name="Source_20_Text">inspect</text:span> method, which returns a string with a literal representation of the object it’s called on:</text:p>
        <text:p text:style-name="Preformatted_20_Text">&gt;&gt; puts flash <text:s text:c="11"/># Put the flash hash as a string (with ugly results).</text:p>
        <text:p text:style-name="Preformatted_20_Text">successIt worked!errorIt failed. :-(</text:p>
        <text:p text:style-name="Preformatted_20_Text">&gt;&gt; puts flash.inspect <text:s text:c="3"/># Put the flash hash as a pretty string</text:p>
        <text:p text:style-name="Preformatted_20_Text">{:success=&gt;"It worked!", :error=&gt;"It failed. :-("}</text:p>
        <text:p text:style-name="Preformatted_20_Text">&gt;&gt; puts :name, :name.inspect</text:p>
        <text:p text:style-name="Preformatted_20_Text">name</text:p>
        <text:p text:style-name="Preformatted_20_Text">:name</text:p>
        <text:p text:style-name="Preformatted_20_Text">&gt;&gt; puts "It worked!", "It worked!".inspect</text:p>
        <text:p text:style-name="Preformatted_20_Text">It worked!</text:p>
        <text:p text:style-name="P2">"It worked!"</text:p>
        <text:p text:style-name="Text_20_body">By the way, using <text:span text:style-name="Source_20_Text">inspect</text:span> to print an object is common enough that there’s a shortcut for it, the <text:span text:style-name="Source_20_Text">p</text:span> function:</text:p>
        <text:p text:style-name="Preformatted_20_Text">&gt;&gt; p flash <text:s text:c="14"/># Same as 'puts flash.inspect'</text:p>
        <text:p text:style-name="P2">{:success=&gt;"It worked!", :error=&gt;"It failed. :-("}</text:p>
        <text:section text:style-name="Sect1" text:name="sec:css_revisited">
          <text:p text:style-name="Text_20_body"/>
        </text:section>
        <text:h text:style-name="Heading_20_3" text:outline-level="3"><text:bookmark text:name="sec:4.3.4"/><text:a xlink:type="simple" xlink:href="http://railstutorial.org/chapters/rails-flavored-ruby?version=2.3#sec:css_revisited">4.3.4 CSS revisited</text:a></text:h>
        <text:p text:style-name="Text_20_body">It’s time now to revisit the lines from <text:a xlink:type="simple" xlink:href="http://railstutorial.org/chapters/rails-flavored-ruby?version=2.3#code:layout_with_stylesheets">Listing 4.4</text:a> used in the layout to include the cascading style sheets:</text:p>
        <text:p text:style-name="Preformatted_20_Text">&lt;%= stylesheet_link_tag 'blueprint/screen', :media =&gt; 'screen' %&gt;</text:p>
        <text:p text:style-name="P2">&lt;%= stylesheet_link_tag 'blueprint/print', <text:s/>:media =&gt; 'print' %&gt;</text:p>
        <text:p text:style-name="Text_20_body">We are now nearly in a position to understand this. As mentioned briefly in <text:a xlink:type="simple" xlink:href="http://railstutorial.org/chapters/rails-flavored-ruby?version=2.3#sec:cascading_style_sheets">Section 4.1.2</text:a>, Rails defines a special function to include stylesheets, and</text:p>
        <text:p text:style-name="P2">stylesheet_link_tag 'blueprint/screen', :media =&gt; 'screen'</text:p>
        <text:p text:style-name="Text_20_body">is a call to this function. But there are two mysteries. First, where are the parentheses? In Ruby, they are optional; these two lines are equivalent:</text:p>
        <text:p text:style-name="Preformatted_20_Text"># Parentheses on function calls are optional.</text:p>
        <text:p text:style-name="Preformatted_20_Text">stylesheet_link_tag('blueprint/screen', :media =&gt; 'screen')</text:p>
        <text:p text:style-name="P2">stylesheet_link_tag 'blueprint/screen', :media =&gt; 'screen'</text:p>
        <text:p text:style-name="Text_20_body">Second, the <text:span text:style-name="Source_20_Text">:media</text:span> argument sure looks like a hash, but where are the curly braces? When hashes are the <text:span text:style-name="Emphasis">last</text:span> argument in a function call, the curly braces are optional; these two lines are equivalent:</text:p>
        <text:p text:style-name="Preformatted_20_Text"># Curly braces on final hash arguments are optional.</text:p>
        <text:p text:style-name="Preformatted_20_Text">stylesheet_link_tag 'blueprint/screen', { :media =&gt; 'screen' }</text:p>
        <text:p text:style-name="P2">stylesheet_link_tag 'blueprint/screen', :media =&gt; 'screen'</text:p>
        <text:p text:style-name="Text_20_body">So, we see now that each of the lines</text:p>
        <text:p text:style-name="Preformatted_20_Text"><text:soft-page-break/>&lt;%= stylesheet_link_tag 'blueprint/screen', :media =&gt; 'screen' %&gt;</text:p>
        <text:p text:style-name="P2">&lt;%= stylesheet_link_tag 'blueprint/print', <text:s/>:media =&gt; 'print' %&gt;</text:p>
        <text:p text:style-name="Text_20_body">calls the <text:span text:style-name="Source_20_Text">stylesheet_link_tag</text:span> function with two arguments: a string, indicating the path to the stylesheet, and a hash, indicating the media type (<text:span text:style-name="Source_20_Text">’screen’</text:span> for the computer screen and <text:span text:style-name="Source_20_Text">’print’</text:span> for a printed version). Because of the <text:span text:style-name="Teletype">&lt;%= %&gt;</text:span> brackets, the results are inserted into the template by ERb, and if you view the source of the page in your browser you should see the HTML needed to include a stylesheet (<text:a xlink:type="simple" xlink:href="http://railstutorial.org/chapters/rails-flavored-ruby?version=2.3#code:css_source">Listing 4.6</text:a>).<text:bookmark text:name="fnref:4.14"/><text:a xlink:type="simple" xlink:href="http://railstutorial.org/chapters/rails-flavored-ruby?version=2.3#fn:4.14">14</text:a></text:p>
        <text:section text:style-name="Sect1" text:name="code:css_source">
          <text:p text:style-name="Text_20_body"/>
        </text:section>
        <text:p text:style-name="Text_20_body">Listing 4.6. The HTML source produced by the CSS includes. <draw:frame draw:name="clippy4" text:anchor-type="as-char" svg:width="1.1457in" svg:height="0.1457in" draw:z-index="5"><draw:plugin xlink:href="http://railstutorial.org/flash/clippy.swf" xlink:type="simple" xlink:show="embed" xlink:actuate="onLoad" draw:mime-type="application/x-shockwave-flash"><draw:param draw:name="quality" draw:value="high"/><draw:param draw:name="pluginspage" draw:value="http://www.macromedia.com/go/getflashplayer"/><draw:param draw:name="flashvars" draw:value="text=%3Clink%20href=%22/stylesheets/blueprint/screen.css%22%20media=%22screen%22%20rel=%22stylesheet%22%0Atype=%22text/css%22%20/%3E%0A%3Clink%20href=%22/stylesheets/blueprint/print.css%22%20media=%22print%22%20rel=%22stylesheet%22%0Atype=%22text/css%22%20/%3E%0A"/><draw:param draw:name="bgcolor" draw:value="#ffffff"/><draw:param draw:name="allowscriptaccess" draw:value="always"/></draw:plugin></draw:frame> </text:p>
        <text:p text:style-name="Preformatted_20_Text">&lt;link href="/stylesheets/blueprint/screen.css" media="screen" rel="stylesheet"</text:p>
        <text:p text:style-name="Preformatted_20_Text">type="text/css" /&gt;</text:p>
        <text:p text:style-name="Preformatted_20_Text">&lt;link href="/stylesheets/blueprint/print.css" media="print" rel="stylesheet"</text:p>
        <text:p text:style-name="P2">type="text/css" /&gt;</text:p>
        <text:section text:style-name="Sect1" text:name="sec:ruby_classes">
          <text:p text:style-name="Text_20_body"/>
        </text:section>
        <text:h text:style-name="Heading_20_2" text:outline-level="2"><text:bookmark text:name="sec:4.4"/><text:a xlink:type="simple" xlink:href="http://railstutorial.org/chapters/rails-flavored-ruby?version=2.3#sec:ruby_classes">4.4 Ruby classes</text:a></text:h>
        <text:p text:style-name="Text_20_body">We’ve said before that everything in Ruby is an object, and in this section we’ll finally get to define some of our own. Ruby, like many object-oriented languages, uses <text:span text:style-name="Emphasis">classes</text:span> to organize methods; these classes are then <text:span text:style-name="Emphasis">instantiated</text:span> to create objects. If you’re new to object-oriented programming, this may sound like gibberish, so let’s look at some concrete examples.</text:p>
        <text:section text:style-name="Sect1" text:name="sec:constructors">
          <text:p text:style-name="Text_20_body"/>
        </text:section>
        <text:h text:style-name="Heading_20_3" text:outline-level="3"><text:bookmark text:name="sec:4.4.1"/><text:a xlink:type="simple" xlink:href="http://railstutorial.org/chapters/rails-flavored-ruby?version=2.3#sec:constructors">4.4.1 Constructors</text:a></text:h>
        <text:p text:style-name="Text_20_body">We’ve seen lots of examples of using classes to instantiate objects, but we have yet to do so explicitly. For example, we instantiated a string using the double quote characters, which is a <text:span text:style-name="Emphasis">literal constructor</text:span> for strings:</text:p>
        <text:p text:style-name="Preformatted_20_Text">&gt;&gt; s = "foobar" <text:s text:c="6"/># A literal constructor for strings using double quotes</text:p>
        <text:p text:style-name="Preformatted_20_Text">=&gt; "foobar"</text:p>
        <text:p text:style-name="Preformatted_20_Text">&gt;&gt; s.class</text:p>
        <text:p text:style-name="P2">=&gt; String</text:p>
        <text:p text:style-name="Text_20_body">We see here that strings respond to the method <text:span text:style-name="Source_20_Text">class</text:span>, and simply return the class they belong to.</text:p>
        <text:p text:style-name="Text_20_body">Instead of using a literal constructor, we can use the equivalent <text:span text:style-name="Emphasis">named constructor</text:span>, which involves calling the <text:span text:style-name="Source_20_Text">new</text:span> method on the class name:</text:p>
        <text:p text:style-name="Preformatted_20_Text">&gt;&gt; s = String.new("foobar") <text:s text:c="2"/># A named constructor for a string</text:p>
        <text:p text:style-name="Preformatted_20_Text">=&gt; "foobar"</text:p>
        <text:p text:style-name="Preformatted_20_Text">&gt;&gt; s.class</text:p>
        <text:p text:style-name="Preformatted_20_Text">=&gt; String</text:p>
        <text:p text:style-name="Preformatted_20_Text">&gt;&gt; s == "foobar"</text:p>
        <text:p text:style-name="P2">=&gt; true</text:p>
        <text:p text:style-name="Text_20_body">This is equivalent to the literal constructor, but it’s more explicit about what we’re doing.</text:p>
        <text:p text:style-name="Text_20_body">Arrays work the same way as strings:</text:p>
        <text:p text:style-name="Preformatted_20_Text"><text:soft-page-break/>&gt;&gt; a = Array.new([1, 3, 2])</text:p>
        <text:p text:style-name="P2">=&gt; [1, 3, 2]</text:p>
        <text:p text:style-name="Text_20_body">Hashes, in contrast, are different. While the array constructor <text:span text:style-name="Source_20_Text">Array.new</text:span> takes an initial value for the array, <text:span text:style-name="Source_20_Text">Hash.new</text:span> takes a <text:span text:style-name="Emphasis">default</text:span> value for the hash, which is the value of the hash for a nonexistent key:</text:p>
        <text:p text:style-name="Preformatted_20_Text">&gt;&gt; h = Hash.new</text:p>
        <text:p text:style-name="Preformatted_20_Text">=&gt; {}</text:p>
        <text:p text:style-name="Preformatted_20_Text">&gt;&gt; h[:foo] <text:s text:c="11"/># Try to access the value for the nonexistent key :foo.</text:p>
        <text:p text:style-name="Preformatted_20_Text">=&gt; nil</text:p>
        <text:p text:style-name="Preformatted_20_Text">&gt;&gt; h = Hash.new(0) <text:s text:c="3"/># Arrange for nonexistent keys to return 0 instead of nil.</text:p>
        <text:p text:style-name="Preformatted_20_Text">=&gt; {}</text:p>
        <text:p text:style-name="Preformatted_20_Text">&gt;&gt; h[:foo]</text:p>
        <text:p text:style-name="P2">=&gt; 0</text:p>
        <text:section text:style-name="Sect1" text:name="sec:a_class_of_our_own">
          <text:p text:style-name="Text_20_body"/>
        </text:section>
        <text:h text:style-name="Heading_20_3" text:outline-level="3"><text:bookmark text:name="sec:4.4.2"/><text:a xlink:type="simple" xlink:href="http://railstutorial.org/chapters/rails-flavored-ruby?version=2.3#sec:a_class_of_our_own">4.4.2 Class inheritance</text:a></text:h>
        <text:p text:style-name="Text_20_body">When learning about classes, it’s useful to find out the <text:span text:style-name="Emphasis">class hierarchy</text:span> using the <text:span text:style-name="Source_20_Text">superclass</text:span> method:</text:p>
        <text:p text:style-name="Preformatted_20_Text">&gt;&gt; s = String.new("foobar")</text:p>
        <text:p text:style-name="Preformatted_20_Text">=&gt; "foobar"</text:p>
        <text:p text:style-name="Preformatted_20_Text">&gt;&gt; s.class <text:s text:c="23"/># Find the class of s.</text:p>
        <text:p text:style-name="Preformatted_20_Text">=&gt; String</text:p>
        <text:p text:style-name="Preformatted_20_Text">&gt;&gt; s.class.superclass <text:s text:c="12"/># Find the superclass of String.</text:p>
        <text:p text:style-name="Preformatted_20_Text">=&gt; Object</text:p>
        <text:p text:style-name="Preformatted_20_Text">&gt;&gt; s.class.superclass.superclass <text:s/># Find the superclass of Object (it's nil!).</text:p>
        <text:p text:style-name="P2">=&gt; nil</text:p>
        <text:p text:style-name="Text_20_body">A diagram of this inheritance hierarchy appears in <text:a xlink:type="simple" xlink:href="http://railstutorial.org/chapters/rails-flavored-ruby?version=2.3#fig:string_inheritance">Figure 4.2</text:a>. We see here that the superclass of <text:span text:style-name="Source_20_Text">String</text:span> is <text:span text:style-name="Source_20_Text">Object</text:span>, but <text:span text:style-name="Source_20_Text">Object</text:span> has no superclass. This pattern is true of every Ruby object: trace back the class hierarchy far enough and every class in Ruby ultimately inherits from <text:span text:style-name="Source_20_Text">Object</text:span>, which has no superclass itself. This is the technical meaning of “everything in Ruby is an object”.</text:p>
        <text:section text:style-name="Sect1" text:name="fig:string_inheritance">
          <text:p text:style-name="Text_20_body"/>
        </text:section>
        <text:p text:style-name="P1"><draw:frame draw:style-name="fr1" draw:name="graphics2" text:anchor-type="as-char" svg:width="0.7862in" svg:height="0.3929in" draw:z-index="6"><draw:image xlink:href="http://railstutorial.org/images/figures/string_inheritance.png" xlink:type="simple" xlink:show="embed" xlink:actuate="onLoad"/><svg:title>string_inheritance</svg:title></draw:frame></text:p>
        <text:p text:style-name="Text_20_body">Figure 4.2: The inheritance hierarchy for the <text:span text:style-name="Source_20_Text">String</text:span> class.</text:p>
        <text:p text:style-name="Text_20_body">To understand classes a little more deeply, there’s no substitute for making one of our own. Let’s make a <text:span text:style-name="Source_20_Text">Word</text:span> class with a <text:span text:style-name="Source_20_Text">palindrome?</text:span> method that returns <text:span text:style-name="Source_20_Text">true</text:span> if the word is the same spelled forward and backward:</text:p>
        <text:p text:style-name="Preformatted_20_Text">&gt;&gt; class Word</text:p>
        <text:p text:style-name="Preformatted_20_Text">&gt;&gt; <text:s text:c="2"/>def palindrome?(string)</text:p>
        <text:p text:style-name="Preformatted_20_Text">&gt;&gt; <text:s text:c="4"/>string == string.reverse</text:p>
        <text:p text:style-name="Preformatted_20_Text">&gt;&gt; <text:s text:c="2"/>end</text:p>
        <text:p text:style-name="Preformatted_20_Text">&gt;&gt; end</text:p>
        <text:p text:style-name="P2">=&gt; nil</text:p>
        <text:p text:style-name="Text_20_body">We can use it as follows:</text:p>
        <text:p text:style-name="Preformatted_20_Text"><text:soft-page-break/>&gt;&gt; w = Word.new <text:s text:c="13"/># Make a new Word object</text:p>
        <text:p text:style-name="Preformatted_20_Text">=&gt; #&lt;Word:0x22d0b20&gt;</text:p>
        <text:p text:style-name="Preformatted_20_Text">&gt;&gt; w.palindrome?("foobar")</text:p>
        <text:p text:style-name="Preformatted_20_Text">=&gt; false</text:p>
        <text:p text:style-name="Preformatted_20_Text">&gt;&gt; w.palindrome?("level")</text:p>
        <text:p text:style-name="P2">=&gt; true</text:p>
        <text:p text:style-name="Text_20_body">If this example strikes you as a bit contrived, good; this is by design. It’s odd to create a new class just to create a method that takes a string as an argument. Since a word <text:span text:style-name="Emphasis">is a</text:span> string, it’s more natural to have our <text:span text:style-name="Source_20_Text">Word</text:span> class <text:span text:style-name="Emphasis">inherit</text:span> from <text:span text:style-name="Source_20_Text">String</text:span>, as seen in <text:a xlink:type="simple" xlink:href="http://railstutorial.org/chapters/rails-flavored-ruby?version=2.3#code:word_class">Listing 4.7</text:a>. (You should exit the console and re-enter it to clear out the old definition of <text:span text:style-name="Source_20_Text">Word</text:span>.)</text:p>
        <text:section text:style-name="Sect1" text:name="code:word_class">
          <text:p text:style-name="Text_20_body"/>
        </text:section>
        <text:p text:style-name="Text_20_body">Listing 4.7. Defining a <text:span text:style-name="Source_20_Text">Word</text:span> class in <text:span text:style-name="Source_20_Text">irb</text:span>. </text:p>
        <text:p text:style-name="Preformatted_20_Text">&gt;&gt; class Word &lt; String <text:s text:c="12"/># Word inherits from String.</text:p>
        <text:p text:style-name="Preformatted_20_Text">&gt;&gt; <text:s text:c="2"/># Return true if the string is its own reverse.</text:p>
        <text:p text:style-name="Preformatted_20_Text">&gt;&gt; <text:s text:c="2"/>def palindrome?</text:p>
        <text:p text:style-name="Preformatted_20_Text">&gt;&gt; <text:s text:c="4"/>self == self.reverse <text:s text:c="7"/># self is the string itself.</text:p>
        <text:p text:style-name="Preformatted_20_Text">&gt;&gt; <text:s text:c="2"/>end</text:p>
        <text:p text:style-name="Preformatted_20_Text">&gt;&gt; end</text:p>
        <text:p text:style-name="P2">=&gt; nil</text:p>
        <text:p text:style-name="Text_20_body">Here <text:span text:style-name="Source_20_Text">Word &lt; String</text:span> is the Ruby syntax for inheritance (discussed briefly in <text:a xlink:type="simple" xlink:href="http://railstutorial.org/chapters/static-pages?version=2.3#sec:static_pages_with_rails">Section 3.1.2</text:a>), which ensures that, in addition to the new <text:span text:style-name="Source_20_Text">palindrome?</text:span> method, words also have all the same methods as strings:</text:p>
        <text:p text:style-name="Preformatted_20_Text">&gt;&gt; s = Word.new("level") <text:s text:c="3"/># Make a new Word, initialized with "level".</text:p>
        <text:p text:style-name="Preformatted_20_Text">=&gt; "level" <text:s text:c="17"/></text:p>
        <text:p text:style-name="Preformatted_20_Text">&gt;&gt; s.palindrome? <text:s text:c="11"/># Words have the palindrome? method.</text:p>
        <text:p text:style-name="Preformatted_20_Text">=&gt; true <text:s text:c="20"/></text:p>
        <text:p text:style-name="Preformatted_20_Text">&gt;&gt; s.length <text:s text:c="16"/># Words also inherit all the normal string methods.</text:p>
        <text:p text:style-name="P2">=&gt; 5</text:p>
        <text:p text:style-name="Text_20_body">Since the <text:span text:style-name="Source_20_Text">Word</text:span> class inherits from <text:span text:style-name="Source_20_Text">String</text:span>, we can use the console to see the class hierarchy explicitly:</text:p>
        <text:p text:style-name="Preformatted_20_Text">&gt;&gt; s.class</text:p>
        <text:p text:style-name="Preformatted_20_Text">=&gt; Word</text:p>
        <text:p text:style-name="Preformatted_20_Text">&gt;&gt; s.class.superclass</text:p>
        <text:p text:style-name="Preformatted_20_Text">=&gt; String</text:p>
        <text:p text:style-name="Preformatted_20_Text">&gt;&gt; s.class.superclass.superclass</text:p>
        <text:p text:style-name="P2">=&gt; Object</text:p>
        <text:p text:style-name="Text_20_body">This hierarchy is illustrated in <text:a xlink:type="simple" xlink:href="http://railstutorial.org/chapters/rails-flavored-ruby?version=2.3#fig:word_inheritance">Figure 4.3</text:a>.</text:p>
        <text:section text:style-name="Sect1" text:name="fig:word_inheritance">
          <text:p text:style-name="Text_20_body"/>
        </text:section>
        <text:p text:style-name="P1"><draw:frame draw:style-name="fr1" draw:name="graphics3" text:anchor-type="as-char" svg:width="0.7862in" svg:height="0.3929in" draw:z-index="7"><draw:image xlink:href="http://railstutorial.org/images/figures/word_inheritance.png" xlink:type="simple" xlink:show="embed" xlink:actuate="onLoad"/><svg:title>word_inheritance</svg:title></draw:frame></text:p>
        <text:p text:style-name="Text_20_body">Figure 4.3: The inheritance hierarchy for the (non-built-in) <text:span text:style-name="Source_20_Text">Word</text:span> class from <text:a xlink:type="simple" xlink:href="http://railstutorial.org/chapters/rails-flavored-ruby?version=2.3#code:word_class">Listing 4.7</text:a>.</text:p>
        <text:p text:style-name="Text_20_body">In <text:a xlink:type="simple" xlink:href="http://railstutorial.org/chapters/rails-flavored-ruby?version=2.3#code:word_class">Listing 4.7</text:a>, note that checking that the word is its own reverse involves accessing the word inside the <text:span text:style-name="Source_20_Text">Word</text:span> class. Ruby allows us to do this using the <text:span text:style-name="Source_20_Text">self</text:span> keyword: inside the <text:span text:style-name="Source_20_Text">Word</text:span> class, <text:span text:style-name="Source_20_Text">self</text:span> is the object itself, which means we can use</text:p>
        <text:p text:style-name="P2">self == self.reverse</text:p>
        <text:p text:style-name="Text_20_body"><text:soft-page-break/>to check if the word is a palindrome.<text:bookmark text:name="fnref:4.15"/><text:a xlink:type="simple" xlink:href="http://railstutorial.org/chapters/rails-flavored-ruby?version=2.3#fn:4.15">15</text:a></text:p>
        <text:section text:style-name="Sect1" text:name="sec:modifying_built_in_classes">
          <text:p text:style-name="Text_20_body"/>
        </text:section>
        <text:h text:style-name="Heading_20_3" text:outline-level="3"><text:bookmark text:name="sec:4.4.3"/><text:a xlink:type="simple" xlink:href="http://railstutorial.org/chapters/rails-flavored-ruby?version=2.3#sec:modifying_built_in_classes">4.4.3 Modifying built-in classes</text:a></text:h>
        <text:p text:style-name="Text_20_body">While inheritance is a powerful idea, in the case of palindromes it might be even more natural to add the <text:span text:style-name="Source_20_Text">palindrome?</text:span> method to the <text:span text:style-name="Source_20_Text">String</text:span> class itself, so that (among other things) we can call <text:span text:style-name="Source_20_Text">palindrome?</text:span> on a string literal, which we currently can’t do:</text:p>
        <text:p text:style-name="Preformatted_20_Text">&gt;&gt; "level".palindrome?</text:p>
        <text:p text:style-name="P2">NoMethodError: undefined method `palindrome?' for "level":String</text:p>
        <text:p text:style-name="Text_20_body">Somewhat amazingly, Ruby lets you do just this; Ruby classes can be <text:span text:style-name="Emphasis">opened</text:span> and modified, allowing ordinary mortals such as ourselves to add methods to them:<text:bookmark text:name="fnref:4.16"/><text:a xlink:type="simple" xlink:href="http://railstutorial.org/chapters/rails-flavored-ruby?version=2.3#fn:4.16">16</text:a></text:p>
        <text:p text:style-name="Preformatted_20_Text">&gt;&gt; class String</text:p>
        <text:p text:style-name="Preformatted_20_Text">&gt;&gt; <text:s text:c="2"/># Return true if the string is its own reverse.</text:p>
        <text:p text:style-name="Preformatted_20_Text">&gt;&gt; <text:s text:c="2"/>def palindrome?</text:p>
        <text:p text:style-name="Preformatted_20_Text">&gt;&gt; <text:s text:c="4"/>self == self.reverse</text:p>
        <text:p text:style-name="Preformatted_20_Text">&gt;&gt; <text:s text:c="2"/>end</text:p>
        <text:p text:style-name="Preformatted_20_Text">&gt;&gt; end</text:p>
        <text:p text:style-name="Preformatted_20_Text">=&gt; nil</text:p>
        <text:p text:style-name="Preformatted_20_Text">&gt;&gt; "deified".palindrome?</text:p>
        <text:p text:style-name="P2">=&gt; true</text:p>
        <text:p text:style-name="Text_20_body">(I don’t know which is cooler: that Ruby lets you add methods to built-in classes, or that <text:span text:style-name="Source_20_Text">"deified"</text:span> is a palindrome.)</text:p>
        <text:p text:style-name="Text_20_body">Modifying built-in classes is a powerful technique, but with great power comes great responsibility, and it’s considered bad form to add methods to built-in classes without having a <text:span text:style-name="Emphasis">really</text:span> good reason for doing so. Rails does have some good reasons; for example, in web applications we often want to prevent variables from being <text:span text:style-name="Emphasis">blank</text:span>—e.g., a user’s name should be something other than spaces and other <text:a xlink:type="simple" xlink:href="http://en.wikipedia.org/wiki/Whitespace_%28computer_science%29">whitespace</text:a>—so Rails adds a <text:span text:style-name="Source_20_Text">blank?</text:span> method to Ruby. Since the Rails console automatically includes the Rails extensions, we can see an example here (this won’t work in plain <text:span text:style-name="Source_20_Text">irb</text:span>):</text:p>
        <text:p text:style-name="Preformatted_20_Text">&gt;&gt; "".blank?</text:p>
        <text:p text:style-name="Preformatted_20_Text">=&gt; true</text:p>
        <text:p text:style-name="Preformatted_20_Text">&gt;&gt; " <text:s text:c="5"/>".empty?</text:p>
        <text:p text:style-name="Preformatted_20_Text">=&gt; false</text:p>
        <text:p text:style-name="Preformatted_20_Text">&gt;&gt; " <text:s text:c="5"/>".blank?</text:p>
        <text:p text:style-name="Preformatted_20_Text">=&gt; true</text:p>
        <text:p text:style-name="Preformatted_20_Text">&gt;&gt; nil.blank?</text:p>
        <text:p text:style-name="P2">=&gt; true</text:p>
        <text:p text:style-name="Text_20_body">We see that a string of spaces is not <text:span text:style-name="Emphasis">empty</text:span>, but it is <text:span text:style-name="Emphasis">blank</text:span>. Note also that <text:span text:style-name="Source_20_Text">nil</text:span> is blank; since <text:span text:style-name="Source_20_Text">nil</text:span> isn’t a string, this is a hint that Rails actually adds <text:span text:style-name="Source_20_Text">blank?</text:span> to <text:span text:style-name="Source_20_Text">String</text:span>’s base class, which (as we saw at the beginning of this section) is <text:span text:style-name="Source_20_Text">Object</text:span> itself. We’ll see some other examples of Rails additions to Ruby classes in <text:a xlink:type="simple" xlink:href="http://railstutorial.org/chapters/sign-in-sign-out?version=2.3#sec:cookies">Section 9.3.3</text:a>.</text:p>
        <text:section text:style-name="Sect1" text:name="sec:a_controller_class">
          <text:p text:style-name="Text_20_body"/>
        </text:section>
        <text:h text:style-name="Heading_20_3" text:outline-level="3"><text:bookmark text:name="sec:4.4.4"/><text:a xlink:type="simple" xlink:href="http://railstutorial.org/chapters/rails-flavored-ruby?version=2.3#sec:a_controller_class">4.4.4 A controller class</text:a></text:h>
        <text:p text:style-name="Text_20_body">All this talk about classes and inheritance may have triggered a flash of recognition, because we have <text:soft-page-break/>seen both before, in the Pages controller (<text:a xlink:type="simple" xlink:href="http://railstutorial.org/chapters/static-pages?version=2.3#code:pages_controller_with_title">Listing 3.16</text:a>):</text:p>
        <text:p text:style-name="Preformatted_20_Text">class PagesController &lt; ApplicationController</text:p>
        <text:p text:style-name="Preformatted_20_Text"/>
        <text:p text:style-name="Preformatted_20_Text"><text:s text:c="2"/>def home</text:p>
        <text:p text:style-name="Preformatted_20_Text"><text:s text:c="4"/>@title = "Home"</text:p>
        <text:p text:style-name="Preformatted_20_Text"><text:s text:c="2"/>end</text:p>
        <text:p text:style-name="Preformatted_20_Text"/>
        <text:p text:style-name="Preformatted_20_Text"><text:s text:c="2"/>def contact</text:p>
        <text:p text:style-name="Preformatted_20_Text"><text:s text:c="4"/>@title = "Contact"</text:p>
        <text:p text:style-name="Preformatted_20_Text"><text:s text:c="2"/>end</text:p>
        <text:p text:style-name="Preformatted_20_Text"/>
        <text:p text:style-name="Preformatted_20_Text"><text:s text:c="2"/>def about</text:p>
        <text:p text:style-name="Preformatted_20_Text"><text:s text:c="4"/>@title = "About"</text:p>
        <text:p text:style-name="Preformatted_20_Text"><text:s text:c="2"/>end</text:p>
        <text:p text:style-name="P2">end</text:p>
        <text:p text:style-name="Text_20_body">You’re now in a position to appreciate, at least vaguely, what this code means: <text:span text:style-name="Source_20_Text">PagesController</text:span> is a class that inherits from <text:span text:style-name="Source_20_Text">ApplicationController</text:span>, and comes equipped with <text:span text:style-name="Source_20_Text">home</text:span>, <text:span text:style-name="Source_20_Text">contact</text:span>, and <text:span text:style-name="Source_20_Text">about</text:span> methods, each of which defines the instance variable <text:span text:style-name="Source_20_Text">@title</text:span>. Since each Rails console session loads the local Rails environment, we can even create a controller explicitly and examine its class hierarchy:<text:bookmark text:name="fnref:4.17"/><text:a xlink:type="simple" xlink:href="http://railstutorial.org/chapters/rails-flavored-ruby?version=2.3#fn:4.17">17</text:a></text:p>
        <text:p text:style-name="Preformatted_20_Text">&gt;&gt; controller = PagesController.new</text:p>
        <text:p text:style-name="Preformatted_20_Text">=&gt; #&lt;PagesController:0x22855d0&gt;</text:p>
        <text:p text:style-name="Preformatted_20_Text">&gt;&gt; controller.class</text:p>
        <text:p text:style-name="Preformatted_20_Text">=&gt; PagesController</text:p>
        <text:p text:style-name="Preformatted_20_Text">&gt;&gt; controller.class.superclass</text:p>
        <text:p text:style-name="Preformatted_20_Text">=&gt; ApplicationController</text:p>
        <text:p text:style-name="Preformatted_20_Text">&gt;&gt; controller.class.superclass.superclass</text:p>
        <text:p text:style-name="Preformatted_20_Text">=&gt; ActionController::Base</text:p>
        <text:p text:style-name="Preformatted_20_Text">&gt;&gt; controller.class.superclass.superclass.superclass</text:p>
        <text:p text:style-name="P2">=&gt; Object</text:p>
        <text:p text:style-name="Text_20_body">A diagram of this hierarchy appears in <text:a xlink:type="simple" xlink:href="http://railstutorial.org/chapters/rails-flavored-ruby?version=2.3#fig:pages_controller_inheritance">Figure 4.4</text:a>.</text:p>
        <text:section text:style-name="Sect1" text:name="fig:pages_controller_inheritance">
          <text:p text:style-name="Text_20_body"/>
        </text:section>
        <text:p text:style-name="P1"><draw:frame draw:style-name="fr1" draw:name="graphics4" text:anchor-type="as-char" svg:width="0.7862in" svg:height="0.3929in" draw:z-index="8"><draw:image xlink:href="http://railstutorial.org/images/figures/pages_controller_inheritance.png" xlink:type="simple" xlink:show="embed" xlink:actuate="onLoad"/><svg:title>pages_controller_inheritance</svg:title></draw:frame></text:p>
        <text:p text:style-name="Text_20_body">Figure 4.4: The inheritance hierarchy for the Pages controller.</text:p>
        <text:p text:style-name="Text_20_body">We can even call the controller actions inside the console, which are just methods:</text:p>
        <text:p text:style-name="Preformatted_20_Text">&gt;&gt; controller.home</text:p>
        <text:p text:style-name="P2">=&gt; "Home"</text:p>
        <text:p text:style-name="Text_20_body">This return value of <text:span text:style-name="Source_20_Text">"Home"</text:span> comes from the assignment <text:span text:style-name="Source_20_Text">@title = "Home"</text:span> in the <text:span text:style-name="Source_20_Text">home</text:span> action.</text:p>
        <text:p text:style-name="Text_20_body">But wait—actions don’t have return values, at least not ones that matter. The point of the <text:span text:style-name="Source_20_Text">home</text:span> action, as we saw in <text:a xlink:type="simple" xlink:href="http://railstutorial.org/chapters/static-pages?version=2.3#top">Chapter 3</text:a>, is to render a web page. And I sure don’t remember ever calling <text:span text:style-name="Source_20_Text">PagesController.new</text:span> anywhere. What’s going on?</text:p>
        <text:p text:style-name="Text_20_body">What’s going on is that Rails is <text:span text:style-name="Emphasis">written in</text:span> Ruby, but Rails isn’t Ruby. Some Rails classes are used like ordinary Ruby objects, but some are just <text:a xlink:type="simple" xlink:href="http://www.answers.com/grist">grist</text:a> for Rails’ magic mill. Rails is <text:a xlink:type="simple" xlink:href="http://en.wikipedia.org/wiki/Sui_generis"><text:span text:style-name="Emphasis">sui generis</text:span></text:a>, and should be studied and understood separately from Ruby. This is why, if your principal programming interest is writing web applications, I recommend learning Rails first, then learning Ruby, then looping back to <text:soft-page-break/>Rails.</text:p>
        <text:section text:style-name="Sect1" text:name="sec:a_user_class">
          <text:p text:style-name="Text_20_body"/>
        </text:section>
        <text:h text:style-name="Heading_20_3" text:outline-level="3"><text:bookmark text:name="sec:4.4.5"/><text:a xlink:type="simple" xlink:href="http://railstutorial.org/chapters/rails-flavored-ruby?version=2.3#sec:a_user_class">4.4.5 A user class</text:a></text:h>
        <text:p text:style-name="Text_20_body">We end our tour of Ruby with a complete class of our own, a <text:span text:style-name="Source_20_Text">User</text:span> class that anticipates the User model coming up in <text:a xlink:type="simple" xlink:href="http://railstutorial.org/chapters/modeling-and-viewing-users-one?version=2.3#top">Chapter 6</text:a>.</text:p>
        <text:p text:style-name="Text_20_body">So far we’ve entered class definitions at the console, but this quickly becomes tiresome; instead, create the file <text:span text:style-name="Source_20_Text">example_user.rb</text:span> in your Rails root directory and fill it with the contents of <text:a xlink:type="simple" xlink:href="http://railstutorial.org/chapters/rails-flavored-ruby?version=2.3#code:example_user">Listing 4.8</text:a>. (Recall from <text:a xlink:type="simple" xlink:href="http://railstutorial.org/chapters/beginning?version=2.3#sec:conventions">Section 1.1.3</text:a> that the Rails root is the root of your <text:span text:style-name="Emphasis">application</text:span> directory; for example, the Rails root for my sample application is <text:span text:style-name="Teletype">/Users/mhartl/rails_projects/sample_app</text:span>.)</text:p>
        <text:section text:style-name="Sect1" text:name="code:example_user">
          <text:p text:style-name="Text_20_body"/>
        </text:section>
        <text:p text:style-name="Text_20_body">Listing 4.8. Code for an example user. <text:line-break/><text:span text:style-name="Source_20_Text">example_user.rb</text:span> <draw:frame draw:name="clippy5" text:anchor-type="as-char" svg:width="1.1457in" svg:height="0.1457in" draw:z-index="9"><draw:plugin xlink:href="http://railstutorial.org/flash/clippy.swf" xlink:type="simple" xlink:show="embed" xlink:actuate="onLoad" draw:mime-type="application/x-shockwave-flash"><draw:param draw:name="quality" draw:value="high"/><draw:param draw:name="pluginspage" draw:value="http://www.macromedia.com/go/getflashplayer"/><draw:param draw:name="flashvars" draw:value="text=class%20User%0A%20%20attr_accessor%20:name,%20:email%0A%20%20%0A%20%20def%20initialize(attributes%20=%20%7B%7D)%0A%20%20%20%20@name%20%20=%20attributes[:name]%0A%20%20%20%20@email%20=%20attributes[:email]%0A%20%20end%0A%20%20%0A%20%20def%20formatted_email%0A%20%20%20%20%22%23%7B@name%7D%20%3C%23%7B@email%7D%3E%22%0A%20%20end%0Aend%0A"/><draw:param draw:name="bgcolor" draw:value="#ffffff"/><draw:param draw:name="allowscriptaccess" draw:value="always"/></draw:plugin></draw:frame> </text:p>
        <text:p text:style-name="Preformatted_20_Text">class User</text:p>
        <text:p text:style-name="Preformatted_20_Text"><text:s text:c="2"/>attr_accessor :name, :email</text:p>
        <text:p text:style-name="Preformatted_20_Text"/>
        <text:p text:style-name="Preformatted_20_Text"><text:s text:c="2"/>def initialize(attributes = {})</text:p>
        <text:p text:style-name="Preformatted_20_Text"><text:s text:c="4"/>@name <text:s/>= attributes[:name]</text:p>
        <text:p text:style-name="Preformatted_20_Text"><text:s text:c="4"/>@email = attributes[:email]</text:p>
        <text:p text:style-name="Preformatted_20_Text"><text:s text:c="2"/>end</text:p>
        <text:p text:style-name="Preformatted_20_Text"/>
        <text:p text:style-name="Preformatted_20_Text"><text:s text:c="2"/>def formatted_email</text:p>
        <text:p text:style-name="Preformatted_20_Text"><text:s text:c="4"/>"#{@name} &lt;#{@email}&gt;"</text:p>
        <text:p text:style-name="Preformatted_20_Text"><text:s text:c="2"/>end</text:p>
        <text:p text:style-name="P2">end</text:p>
        <text:p text:style-name="Text_20_body">There’s quite a bit going on here, so let’s take it step by step. The first line,</text:p>
        <text:p text:style-name="P2"><text:s text:c="2"/>attr_accessor :name, :email</text:p>
        <text:p text:style-name="Text_20_body">creates <text:span text:style-name="Emphasis">attribute accessors</text:span> corresponding to a user’s name and email address. This creates “getter” and “setter” methods that allow us to retrieve (get) and assign (set) <text:span text:style-name="Source_20_Text">@name</text:span> and <text:span text:style-name="Source_20_Text">@email</text:span> instance variables.</text:p>
        <text:p text:style-name="Text_20_body">The first method, <text:span text:style-name="Source_20_Text">initialize</text:span>, is special in Ruby: it’s the method called when we execute <text:span text:style-name="Source_20_Text">User.new</text:span>. This particular <text:span text:style-name="Source_20_Text">initialize</text:span> takes one argument, <text:span text:style-name="Source_20_Text">attributes</text:span>:</text:p>
        <text:p text:style-name="Preformatted_20_Text"><text:s text:c="2"/>def initialize(attributes = {})</text:p>
        <text:p text:style-name="Preformatted_20_Text"><text:s text:c="4"/>@name <text:s/>= attributes[:name]</text:p>
        <text:p text:style-name="Preformatted_20_Text"><text:s text:c="4"/>@email = attributes[:email]</text:p>
        <text:p text:style-name="P2"><text:s text:c="2"/>end</text:p>
        <text:p text:style-name="Text_20_body">Here the <text:span text:style-name="Source_20_Text">attributes</text:span> variable has a <text:span text:style-name="Emphasis">default value</text:span> equal to the empty hash, so that we can define a user with no name or email address (recall from <text:a xlink:type="simple" xlink:href="http://railstutorial.org/chapters/rails-flavored-ruby?version=2.3#sec:hashes_and_symbols">Section 4.3.3</text:a> that hashes return <text:span text:style-name="Source_20_Text">nil</text:span> for nonexistent keys, so <text:span text:style-name="Source_20_Text">attributes[:name]</text:span> will be <text:span text:style-name="Source_20_Text">nil</text:span> if there is no <text:span text:style-name="Source_20_Text">:name</text:span> key, and similarly for <text:span text:style-name="Source_20_Text">attributes[:email]</text:span>).</text:p>
        <text:p text:style-name="Text_20_body">Finally, our class defines a method called <text:span text:style-name="Source_20_Text">formatted_email</text:span> that uses the values of the assigned <text:span text:style-name="Source_20_Text">@name</text:span> and <text:span text:style-name="Source_20_Text">@email</text:span> variables to build up a nicely formatted version of the user’s email address using string interpolation (<text:a xlink:type="simple" xlink:href="http://railstutorial.org/chapters/rails-flavored-ruby?version=2.3#sec:strings">Section 4.2.2</text:a>):</text:p>
        <text:p text:style-name="Preformatted_20_Text"><text:s text:c="2"/>def formatted_email</text:p>
        <text:p text:style-name="Preformatted_20_Text"><text:soft-page-break/><text:s text:c="4"/>"#{@name} &lt;#{@email}&gt;"</text:p>
        <text:p text:style-name="P2"><text:s text:c="2"/>end</text:p>
        <text:p text:style-name="Text_20_body">Let’s fire up the console, <text:span text:style-name="Source_20_Text">require</text:span> the example user code, and take our User class out for a spin:</text:p>
        <text:p text:style-name="Preformatted_20_Text">&gt;&gt; require 'example_user' <text:s text:c="6"/># This is how you load the example_user code.</text:p>
        <text:p text:style-name="Preformatted_20_Text">=&gt; ["User"]</text:p>
        <text:p text:style-name="Preformatted_20_Text">&gt;&gt; example = User.new</text:p>
        <text:p text:style-name="Preformatted_20_Text">=&gt; #&lt;User:0x224ceec @email=nil, @name=nil&gt;</text:p>
        <text:p text:style-name="Preformatted_20_Text">&gt;&gt; example.name <text:s text:c="16"/># nil since attributes[:name] is nil</text:p>
        <text:p text:style-name="Preformatted_20_Text">=&gt; nil</text:p>
        <text:p text:style-name="Preformatted_20_Text">&gt;&gt; example.name = "Example User" <text:s text:c="10"/># Assign a non-nil name</text:p>
        <text:p text:style-name="Preformatted_20_Text">=&gt; "Example User"</text:p>
        <text:p text:style-name="Preformatted_20_Text">&gt;&gt; example.email = "user@example.com" <text:s text:c="5"/># and a non-nil email address</text:p>
        <text:p text:style-name="Preformatted_20_Text">=&gt; "user@example.com"</text:p>
        <text:p text:style-name="Preformatted_20_Text">&gt;&gt; example.formatted_email</text:p>
        <text:p text:style-name="P2">=&gt; "Example User &lt;user@example.com&gt;"</text:p>
        <text:p text:style-name="Text_20_body">This code creates an empty example user and then fills in the name and email address by assigning directly to the corresponding attributes (assignments made possible by the <text:span text:style-name="Source_20_Text">attr_accessor</text:span> line in <text:a xlink:type="simple" xlink:href="http://railstutorial.org/chapters/rails-flavored-ruby?version=2.3#code:example_user">Listing 4.8</text:a>). When we write</text:p>
        <text:p text:style-name="P2">example.name = "Example User"</text:p>
        <text:p text:style-name="Text_20_body">Ruby is setting the <text:span text:style-name="Source_20_Text">@name</text:span> variable to <text:span text:style-name="Source_20_Text">"Example User"</text:span> (and similarly for the <text:span text:style-name="Source_20_Text">email</text:span> attribute), which we then use in the <text:span text:style-name="Source_20_Text">formatted_email</text:span> method.</text:p>
        <text:p text:style-name="Text_20_body">Recalling from <text:a xlink:type="simple" xlink:href="http://railstutorial.org/chapters/rails-flavored-ruby?version=2.3#sec:css_revisited">Section 4.3.4</text:a> we can omit the curly braces for final hash arguments, we can create another user by passing a hash to the <text:span text:style-name="Source_20_Text">initialize</text:span> method to create a user with pre-defined attributes:</text:p>
        <text:p text:style-name="Preformatted_20_Text">&gt;&gt; user = User.new(:name =&gt; "Michael Hartl", :email =&gt; "mhartl@example.com")</text:p>
        <text:p text:style-name="Preformatted_20_Text">=&gt; #&lt;User:0x225167c @email="mhartl@example.com", @name="Michael Hartl"&gt;</text:p>
        <text:p text:style-name="Preformatted_20_Text">&gt;&gt; user.formatted_email</text:p>
        <text:p text:style-name="P2">=&gt; "Michael Hartl &lt;mhartl@example.com&gt;"</text:p>
        <text:p text:style-name="Text_20_body">We will see starting in <text:a xlink:type="simple" xlink:href="http://railstutorial.org/chapters/sign-up?version=2.3#top">Chapter 8</text:a> that initializing objects using a hash argument is common in Rails applications.</text:p>
        <text:section text:style-name="Sect1" text:name="sec:exercises">
          <text:p text:style-name="Text_20_body"/>
        </text:section>
        <text:h text:style-name="Heading_20_2" text:outline-level="2"><text:bookmark text:name="sec:4.5"/><text:a xlink:type="simple" xlink:href="http://railstutorial.org/chapters/rails-flavored-ruby?version=2.3#sec:exercises">4.5 Exercises</text:a></text:h>
        <text:list xml:id="list941212535" text:style-name="L2">
          <text:list-item>
            <text:p text:style-name="P6">Using <text:a xlink:type="simple" xlink:href="http://railstutorial.org/chapters/rails-flavored-ruby?version=2.3#code:string_shuffle">Listing 4.9</text:a> as a guide, combine the <text:span text:style-name="Source_20_Text">split</text:span>, <text:span text:style-name="Source_20_Text">shuffle</text:span>, and <text:span text:style-name="Source_20_Text">join</text:span> methods to write a function that shuffles the letters in a given string. </text:p>
          </text:list-item>
          <text:list-item>
            <text:p text:style-name="P6">Using <text:a xlink:type="simple" xlink:href="http://railstutorial.org/chapters/rails-flavored-ruby?version=2.3#code:string_shuffle_two">Listing 4.10</text:a> as a guide, add a <text:span text:style-name="Source_20_Text">shuffle</text:span> method to the <text:span text:style-name="Source_20_Text">String</text:span> class. </text:p>
          </text:list-item>
          <text:list-item>
            <text:p text:style-name="P6">Create three hashes called <text:span text:style-name="Source_20_Text">person1</text:span>, <text:span text:style-name="Source_20_Text">person2</text:span>, and <text:span text:style-name="Source_20_Text">person3</text:span>, with first and last names under the keys <text:span text:style-name="Source_20_Text">:first</text:span> and <text:span text:style-name="Source_20_Text">:last</text:span>. Then create a <text:span text:style-name="Source_20_Text">params</text:span> hash so that <text:span text:style-name="Source_20_Text">params[:father]</text:span> is <text:span text:style-name="Source_20_Text">person1</text:span>, <text:span text:style-name="Source_20_Text">params[:mother]</text:span> is <text:span text:style-name="Source_20_Text">person2</text:span>, and <text:span text:style-name="Source_20_Text">params[:child]</text:span> is <text:span text:style-name="Source_20_Text">person3</text:span>. Verify that, for example, <text:span text:style-name="Source_20_Text">params[:father][:first]</text:span> has the right value. </text:p>
          </text:list-item>
          <text:list-item>
            <text:p text:style-name="P3">Learn about the <text:span text:style-name="Source_20_Text">Hash</text:span> method <text:span text:style-name="Source_20_Text">merge</text:span>. </text:p>
          </text:list-item>
        </text:list>
        <text:section text:style-name="Sect1" text:name="code:string_shuffle">
          <text:p text:style-name="Text_20_body"/>
        </text:section>
        <text:p text:style-name="Text_20_body"><text:soft-page-break/>Listing 4.9. Skeleton for a string shuffle function. </text:p>
        <text:p text:style-name="Preformatted_20_Text">&gt;&gt; def string_shuffle(s)</text:p>
        <text:p text:style-name="Preformatted_20_Text">&gt;&gt; <text:s text:c="2"/>s.split('').?.?</text:p>
        <text:p text:style-name="Preformatted_20_Text">&gt;&gt; end</text:p>
        <text:p text:style-name="Preformatted_20_Text">=&gt; nil</text:p>
        <text:p text:style-name="P2">&gt;&gt; string_shuffle("foobar")</text:p>
        <text:section text:style-name="Sect1" text:name="code:string_shuffle_two">
          <text:p text:style-name="Text_20_body"/>
        </text:section>
        <text:p text:style-name="Text_20_body">Listing 4.10. Skeleton for a <text:span text:style-name="Source_20_Text">shuffle</text:span> method attached to the <text:span text:style-name="Source_20_Text">String</text:span> class. </text:p>
        <text:p text:style-name="Preformatted_20_Text">&gt;&gt; class String</text:p>
        <text:p text:style-name="Preformatted_20_Text">&gt;&gt; <text:s text:c="2"/>def shuffle</text:p>
        <text:p text:style-name="Preformatted_20_Text">&gt;&gt; <text:s text:c="4"/>self.split('').?.?</text:p>
        <text:p text:style-name="Preformatted_20_Text">&gt;&gt; <text:s text:c="2"/>end</text:p>
        <text:p text:style-name="Preformatted_20_Text">&gt;&gt; end</text:p>
        <text:p text:style-name="Preformatted_20_Text">=&gt; nil</text:p>
        <text:p text:style-name="P2">&gt;&gt; "foobar".shuffle</text:p>
        <text:p text:style-name="Text_20_body"><text:a xlink:type="simple" xlink:href="http://railstutorial.org/chapters/static-pages?version=2.3#top">« Chapter 3 Mostly static pages </text:a><text:a xlink:type="simple" xlink:href="http://railstutorial.org/chapters/filling-in-the-layout?version=2.3#top">Chapter 5 Filling in the layout » </text:a></text:p>
        <text:list xml:id="list2098084937" text:style-name="L3">
          <text:list-item>
            <text:p text:style-name="P7"><text:bookmark text:name="fn:4.1"/>If a helper is specific to a particular controller, you should put it in the corresponding helper file; for example, helpers for the Pages controller generally go in <text:span text:style-name="Source_20_Text">app/helpers/pages_helper.rb</text:span>. In our case, we expect the <text:span text:style-name="Source_20_Text">title</text:span> helper to be used on all the site’s pages, and Rails has a special helper file for this case: <text:span text:style-name="Source_20_Text">app/helpers/application_helper.rb</text:span>. <text:a xlink:type="simple" xlink:href="http://railstutorial.org/chapters/rails-flavored-ruby?version=2.3#fnref:4.1">↑</text:a> </text:p>
          </text:list-item>
          <text:list-item>
            <text:p text:style-name="P7"><text:bookmark text:name="fn:4.2"/>I’ve linked my favorite Rails API source, <text:a xlink:type="simple" xlink:href="http://railsbrain.com/">RailsBrain</text:a>. Its API version is currently a little out of date, but it doesn’t usually matter much. If you think it might matter, you can use the <text:a xlink:type="simple" xlink:href="http://api.rubyonrails.org/">official Rails API</text:a>, but I prefer the RailsBrain interface. Incidentally, “API” stands for <text:a xlink:type="simple" xlink:href="http://en.wikipedia.org/wiki/Application_programming_interface">application programming interface</text:a>. <text:a xlink:type="simple" xlink:href="http://railstutorial.org/chapters/rails-flavored-ruby?version=2.3#fnref:4.2">↑</text:a> </text:p>
          </text:list-item>
          <text:list-item>
            <text:p text:style-name="P7"><text:bookmark text:name="fn:4.3"/>If you’re impatient, feel free to check out the <text:a xlink:type="simple" xlink:href="http://wiki.github.com/joshuaclayton/blueprint-css/quick-start-tutorial">Blueprint CSS Quickstart tutorial</text:a>. <text:a xlink:type="simple" xlink:href="http://railstutorial.org/chapters/rails-flavored-ruby?version=2.3#fnref:4.3">↑</text:a> </text:p>
          </text:list-item>
          <text:list-item>
            <text:p text:style-name="P7"><text:bookmark text:name="fn:4.4"/>I’ve linked to <text:a xlink:type="simple" xlink:href="http://www.rubybrain.com/">RubyBrain</text:a>, sister site to <text:a xlink:type="simple" xlink:href="http://www.railsbrain.com/">RailsBrain</text:a>. <text:a xlink:type="simple" xlink:href="http://railstutorial.org/chapters/rails-flavored-ruby?version=2.3#fnref:4.4">↑</text:a> </text:p>
          </text:list-item>
          <text:list-item>
            <text:p text:style-name="P7"><text:bookmark text:name="fn:4.5"/>For more on the origins of “foo” and “bar”—and, in particular, the possible <text:span text:style-name="Emphasis">non</text:span>-relation of “foobar” to “FUBAR”—see the <text:a xlink:type="simple" xlink:href="http://www.catb.org/jargon/html/F/foo.html">Jargon File entry on “foo”</text:a>. <text:a xlink:type="simple" xlink:href="http://railstutorial.org/chapters/rails-flavored-ruby?version=2.3#fnref:4.5">↑</text:a> </text:p>
          </text:list-item>
          <text:list-item>
            <text:p text:style-name="P7"><text:bookmark text:name="fn:4.6"/>Programmers familiar with Perl or PHP should compare this to the automatic interpolation of dollar sign variables in expressions like <text:span text:style-name="Source_20_Text">"foo $bar"</text:span>. <text:a xlink:type="simple" xlink:href="http://railstutorial.org/chapters/rails-flavored-ruby?version=2.3#fnref:4.6">↑</text:a> </text:p>
          </text:list-item>
          <text:list-item>
            <text:p text:style-name="P7"><text:bookmark text:name="fn:4.7"/>Apologies in advance for switching haphazardly between <text:span text:style-name="Emphasis">function</text:span> and <text:span text:style-name="Emphasis">method</text:span> throughout this chapter; in Ruby, they’re the same thing: all methods are functions, and all functions are methods, because everything is an object. <text:a xlink:type="simple" xlink:href="http://railstutorial.org/chapters/rails-flavored-ruby?version=2.3#fnref:4.7">↑</text:a> </text:p>
          </text:list-item>
          <text:list-item>
            <text:p text:style-name="P7"><text:bookmark text:name="fn:4.8"/>Well, there will still be <text:span text:style-name="Emphasis">one</text:span> thing left that we don’t understand, which is how Rails ties this all together: mapping URLs to actions, making the <text:span text:style-name="Source_20_Text">title</text:span> helper available in views, etc. This is an interesting subject, and I encourage you to investigate it further, but knowing exactly <text:span text:style-name="Emphasis">how</text:span> Rails works is not necessary to <text:span text:style-name="Emphasis">using</text:span> Rails. (For a deeper understanding, I recommend <text:a xlink:type="simple" xlink:href="http://www.amazon.com/gp/product/B000XPPW9G?ie=UTF8&amp;tag=httpwwwrailst-20&amp;linkCode=as2&amp;camp=1789&amp;creative=9325&amp;creativeASIN=B000XPPW9G"><text:span text:style-name="Emphasis">The Rails Way</text:span></text:a> by Obie Fernandez.) <text:a xlink:type="simple" xlink:href="http://railstutorial.org/chapters/rails-flavored-ruby?version=2.3#fnref:4.8">↑</text:a> </text:p>
          </text:list-item>
          <text:list-item>
            <text:p text:style-name="P7"><text:bookmark text:name="fn:4.9"/>The <text:span text:style-name="Source_20_Text">second</text:span> method used here isn’t currently part of Ruby itself, but rather is added by Rails. It works in this case because the Rails console automatically includes the Rails extensions to Ruby. <text:a xlink:type="simple" xlink:href="http://railstutorial.org/chapters/rails-flavored-ruby?version=2.3#fnref:4.9">↑</text:a> </text:p>
          </text:list-item>
          <text:list-item>
            <text:p text:style-name="P7"><text:bookmark text:name="fn:4.10"/>Programming experts, on the other hand, might benefit from knowing that blocks are <text:span text:style-name="Emphasis">closures</text:span>, which are one-shot anonymous functions with data attached. <text:a xlink:type="simple" xlink:href="http://railstutorial.org/chapters/rails-flavored-ruby?version=2.3#fnref:4.10">↑</text:a> </text:p>
          </text:list-item>
          <text:list-item>
            <text:p text:style-name="P7"><text:bookmark text:name="fn:4.11"/>Recall that <text:span text:style-name="Source_20_Text">shuffle</text:span> isn’t available in Ruby 1.8.6; you have to use <text:span text:style-name="Source_20_Text">sort_by { rand }</text:span> instead. <text:a xlink:type="simple" xlink:href="http://railstutorial.org/chapters/rails-flavored-ruby?version=2.3#fnref:4.11">↑</text:a> </text:p>
          </text:list-item>
          <text:list-item>
            <text:p text:style-name="P7"><text:bookmark text:name="fn:4.12"/>Apparently Ruby 1.9 guarantees that hashes keep their elements in the same order entered, but <text:soft-page-break/>it would be unwise ever to count on a particular ordering. <text:a xlink:type="simple" xlink:href="http://railstutorial.org/chapters/rails-flavored-ruby?version=2.3#fnref:4.12">↑</text:a> </text:p>
          </text:list-item>
          <text:list-item>
            <text:p text:style-name="P7"><text:bookmark text:name="fn:4.13"/>As a result of having less baggage, symbols are easier to compare to each other; strings need to be compared character by character, while symbols can be compared all in one go. This makes them ideal for use as hash keys. <text:a xlink:type="simple" xlink:href="http://railstutorial.org/chapters/rails-flavored-ruby?version=2.3#fnref:4.13">↑</text:a> </text:p>
          </text:list-item>
          <text:list-item>
            <text:p text:style-name="P7"><text:bookmark text:name="fn:4.14"/>You may see some funky numbers, like <text:span text:style-name="Source_20_Text">?1257465942</text:span>, after the CSS filenames. These are inserted by Rails to ensure that browsers reload the CSS when it changes on the server. <text:a xlink:type="simple" xlink:href="http://railstutorial.org/chapters/rails-flavored-ruby?version=2.3#fnref:4.14">↑</text:a> </text:p>
          </text:list-item>
          <text:list-item>
            <text:p text:style-name="P7"><text:bookmark text:name="fn:4.15"/>For more on Ruby classes and the <text:span text:style-name="Source_20_Text">self</text:span> keyword, see the <text:a xlink:type="simple" xlink:href="http://railstips.org/">RailsTips</text:a> post on <text:a xlink:type="simple" xlink:href="http://railstips.org/blog/archives/2006/11/18/class-and-instance-variables-in-ruby/">Class and Instance Variables in Ruby</text:a>. <text:a xlink:type="simple" xlink:href="http://railstutorial.org/chapters/rails-flavored-ruby?version=2.3#fnref:4.15">↑</text:a> </text:p>
          </text:list-item>
          <text:list-item>
            <text:p text:style-name="P7"><text:bookmark text:name="fn:4.16"/>For those familiar with JavaScript, this functionality is comparable to using a built-in class prototype object to augment the class. (Thanks to reader <text:a xlink:type="simple" xlink:href="http://getsatisfaction.com/railstutorial/topics/adding_methods_to_built_in_classes_comparable_to_using_javascripts_prototype_object">Erik Eldridge</text:a> for pointing this out.) <text:a xlink:type="simple" xlink:href="http://railstutorial.org/chapters/rails-flavored-ruby?version=2.3#fnref:4.16">↑</text:a> </text:p>
          </text:list-item>
          <text:list-item>
            <text:p text:style-name="P4"><text:bookmark text:name="fn:4.17"/>You don’t have to know what each class in this hierarchy does. <text:span text:style-name="Emphasis">I</text:span> don’t know what they all do, and I’ve been programming in Ruby on Rails since 2005. This means either that (a) I’m grossly incompetent or (b) you can be a skilled Rails developer without knowing all its innards. I hope for both our sakes that it’s the latter. <text:a xlink:type="simple" xlink:href="http://railstutorial.org/chapters/rails-flavored-ruby?version=2.3#fnref:4.17">↑</text:a> </text:p>
          </text:list-item>
        </text:list>
      </text:section>
      <text:section text:style-name="Sect1" text:name="book_bottom">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1"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obab </meta:initial-creator>
    <meta:creation-date>2011-02-04T09:49:23</meta:creation-date>
    <dc:date>2011-02-04T14:38:15</dc:date>
    <dc:creator>baobab </dc:creator>
    <meta:editing-duration>PT00H17M37S</meta:editing-duration>
    <meta:editing-cycles>2</meta:editing-cycles>
    <meta:generator>OpenOffice.org/3.2$Linux OpenOffice.org_project/320m12$Build-9483</meta:generator>
    <meta:document-statistic meta:table-count="0" meta:image-count="4" meta:object-count="6" meta:page-count="27" meta:paragraph-count="790" meta:word-count="8897" meta:character-count="54091"/>
  </office:meta>
</office:document-meta>
</file>